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20461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22ce8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23cd7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2774e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2abf80" officeooo:paragraph-rsid="002abf8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2abf80" officeooo:paragraph-rsid="002d344e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2f1977" officeooo:paragraph-rsid="002f1977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31a87" officeooo:paragraph-rsid="00331a8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3f2b4" officeooo:paragraph-rsid="0033f2b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4957d" officeooo:paragraph-rsid="0034957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65a1b" officeooo:paragraph-rsid="00365a1b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6fd87" officeooo:paragraph-rsid="0036fd8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ba618" officeooo:paragraph-rsid="003ba61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Montserrat" fo:font-size="28pt" style:text-underline-style="solid" style:text-underline-width="auto" style:text-underline-color="font-color" fo:font-weight="bold" officeooo:rsid="0015226f" officeooo:paragraph-rsid="001fcf57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c5465" officeooo:paragraph-rsid="001c546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c5465" officeooo:paragraph-rsid="0023cd7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1e886b" officeooo:paragraph-rsid="001e886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04612" officeooo:paragraph-rsid="0020461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04612" officeooo:paragraph-rsid="0022ce8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2ce84" officeooo:paragraph-rsid="0022ce8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3cd71" officeooo:paragraph-rsid="0023cd7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774e5" officeooo:paragraph-rsid="002774e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abf80" officeooo:paragraph-rsid="002abf8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d344e" officeooo:paragraph-rsid="002d34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d344e" officeooo:paragraph-rsid="002f197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31a87" officeooo:paragraph-rsid="00331a8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3f2b4" officeooo:paragraph-rsid="0033f2b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4957d" officeooo:paragraph-rsid="0034957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65a1b" officeooo:paragraph-rsid="00365a1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6fd87" officeooo:paragraph-rsid="0036fd8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3ba618" officeooo:paragraph-rsid="003ba6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1fcf57" style:font-size-asian="15pt" style:font-weight-asian="bold" style:font-size-complex="15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199d7d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199d7d" officeooo:paragraph-rsid="001e886b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65a1b" officeooo:paragraph-rsid="00365a1b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Montserrat" fo:font-size="15pt" style:text-underline-style="solid" style:text-underline-width="auto" style:text-underline-color="font-color" fo:font-weight="bold" officeooo:rsid="003ba618" officeooo:paragraph-rsid="003ba618" style:font-size-asian="15pt" style:font-weight-asian="bold" style:font-size-complex="15pt" style:font-weight-complex="bold"/>
    </style:style>
    <style:style style:name="P37" style:family="paragraph">
      <style:paragraph-properties style:writing-mode="lr-tb"/>
      <style:text-properties style:font-name="Liberation Sans" fo:font-size="1pt"/>
    </style:style>
    <style:style style:name="P3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fo:font-size="15pt" style:text-underline-style="solid" style:text-underline-width="auto" style:text-underline-color="font-color" fo:font-weight="bold" officeooo:rsid="00199d7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23cd71" style:font-size-asian="15pt" style:font-weight-asian="bold" style:font-size-complex="15pt" style:font-weight-complex="bold"/>
    </style:style>
    <style:style style:name="T3" style:family="text">
      <style:text-properties officeooo:rsid="00204612"/>
    </style:style>
    <style:style style:name="T4" style:family="text">
      <style:text-properties officeooo:rsid="0029da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1126in" fo:min-width="6.6953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178in" fo:min-width="7.0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745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.1118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ource Code</text:p>
      <text:p text:style-name="P32"/>
      <text:p text:style-name="P32">App.js :</text:p>
      <text:list text:style-name="L1">
        <text:list-header>
          <text:p text:style-name="P33"/>
        </text:list-header>
      </text:list>
      <text:p text:style-name="P15">import React, { useEffect, useState } from "react";</text:p>
      <text:p text:style-name="P15">import { BrowserRouter as Router, Routes, Route } from "react-router-dom";</text:p>
      <text:p text:style-name="P15">import 'bootstrap/dist/css/bootstrap.min.css';</text:p>
      <text:p text:style-name="P15"/>
      <text:p text:style-name="P15">import Home from "./components/Home/Home";</text:p>
      <text:p text:style-name="P15">import Login from "./components/Login/Login";</text:p>
      <text:p text:style-name="P15">import Signup from "./components/Signup/Signup";</text:p>
      <text:p text:style-name="P15">import Logout from "./components/Logout/Logout";</text:p>
      <text:p text:style-name="P15">import Attendance from "./components/Attendance/Attendance";</text:p>
      <text:p text:style-name="P15"/>
      <text:p text:style-name="P15">import { auth } from "./firebase";</text:p>
      <text:p text:style-name="P15"/>
      <text:p text:style-name="P15">import "./App.css";</text:p>
      <text:p text:style-name="P15"/>
      <text:p text:style-name="P15"/>
      <text:p text:style-name="P15">function App() {</text:p>
      <text:p text:style-name="P15"><text:s text:c="2"/>const [userName, setUserName] = useState("");</text:p>
      <text:p text:style-name="P15"/>
      <text:p text:style-name="P15"><text:s text:c="2"/>useEffect(() =&gt; {</text:p>
      <text:p text:style-name="P15"><text:s text:c="4"/>auth.onAuthStateChanged((user) =&gt; {</text:p>
      <text:p text:style-name="P15"><text:s text:c="6"/>if (user) {</text:p>
      <text:p text:style-name="P15"><text:s text:c="8"/>setUserName(user.displayName);</text:p>
      <text:p text:style-name="P15"><text:s text:c="6"/>} else setUserName("");</text:p>
      <text:p text:style-name="P15"><text:s text:c="4"/>});</text:p>
      <text:p text:style-name="P15"><text:s text:c="2"/>}, []);</text:p>
      <text:p text:style-name="P15"/>
      <text:p text:style-name="P15"><text:s text:c="2"/>return (</text:p>
      <text:p text:style-name="P15"><text:s text:c="4"/>&lt;div className="App"&gt;</text:p>
      <text:p text:style-name="P15"><text:s text:c="6"/>&lt;Router&gt;</text:p>
      <text:p text:style-name="P15"><text:s text:c="8"/>&lt;Routes&gt;</text:p>
      <text:p text:style-name="P15"><text:s text:c="10"/>&lt;Route path="/login" element={&lt;Login /&gt;} /&gt;</text:p>
      <text:p text:style-name="P15"><text:s text:c="10"/>&lt;Route path="/signup" element={&lt;Signup /&gt;} /&gt;</text:p>
      <text:p text:style-name="P15"><text:s text:c="10"/>&lt;Route path="/" element={&lt;Home name={userName} /&gt;} /&gt;</text:p>
      <text:p text:style-name="P15"><text:s text:c="10"/>&lt;Route path="/logout" element={&lt;Logout /&gt;} /&gt;</text:p>
      <text:p text:style-name="P15"><text:s text:c="10"/>&lt;Route path="/attendance" element={&lt;Attendance name={userName} /&gt;} /&gt;</text:p>
      <text:p text:style-name="P15"><text:s text:c="10"/></text:p>
      <text:p text:style-name="P15"><text:s text:c="8"/>&lt;/Routes&gt;</text:p>
      <text:p text:style-name="P15"><text:s text:c="6"/>&lt;/Router&gt;</text:p>
      <text:p text:style-name="P15"><text:s text:c="4"/>&lt;/div&gt;</text:p>
      <text:p text:style-name="P15"><text:s text:c="2"/>);</text:p>
      <text:p text:style-name="P16">} <text:s text:c="3"/><text:span text:style-name="T3">e</text:span>xport default App;</text:p>
      <text:p text:style-name="P16"><text:soft-page-break/><text:span text:style-name="T1">A</text:span><text:span text:style-name="T2">pp.css:</text:span></text:p>
      <text:p text:style-name="P21"/>
      <text:p text:style-name="P21">.main_back { </text:p>
      <text:p text:style-name="P21"><text:tab/>background-color:rgba(36.12499974668026, 35.64032435417175, 35.071354284882545, 1);</text:p>
      <text:p text:style-name="P21"><text:tab/>width:100%;</text:p>
      <text:p text:style-name="P21"><text:tab/>height:100%;</text:p>
      <text:p text:style-name="P21"><text:tab/>position:absolute;</text:p>
      <text:p text:style-name="P21">}</text:p>
      <text:p text:style-name="P21">.navbar_red { </text:p>
      <text:p text:style-name="P21"><text:tab/>background-color:rgba(180.6249949336052, 81.28124848008156, 81.28124848008156, 1);</text:p>
      <text:p text:style-name="P21"><text:tab/>width:100%;</text:p>
      <text:p text:style-name="P21"><text:tab/>height:10%;</text:p>
      <text:p text:style-name="P21"><text:tab/>position:absolute;</text:p>
      <text:p text:style-name="P21"><text:tab/>left:0px;</text:p>
      <text:p text:style-name="P21"><text:tab/>top:-3px;</text:p>
      <text:p text:style-name="P21">}</text:p>
      <text:p text:style-name="P21">.title { </text:p>
      <text:p text:style-name="P21"><text:tab/>color:rgba(255, 255, 255, 1);</text:p>
      <text:p text:style-name="P21"><text:tab/>width:80%;</text:p>
      <text:p text:style-name="P21"><text:tab/>height:62px;</text:p>
      <text:p text:style-name="P21"><text:tab/>position:absolute;</text:p>
      <text:p text:style-name="P21"><text:tab/>left:292px;</text:p>
      <text:p text:style-name="P21"><text:tab/>font-family:Montserrat;</text:p>
      <text:p text:style-name="P21"><text:tab/>font-weight: bolder;</text:p>
      <text:p text:style-name="P21"><text:tab/>text-align:center;</text:p>
      <text:p text:style-name="P21"><text:tab/>font-size:4em;</text:p>
      <text:p text:style-name="P21"><text:tab/>letter-spacing:0;</text:p>
      <text:p text:style-name="P21">}</text:p>
      <text:p text:style-name="P21">.nav_back{</text:p>
      <text:p text:style-name="P21"><text:tab/>background-color:rgba(217.0000022649765, 217.0000022649765, 217.0000022649765, 1);</text:p>
      <text:p text:style-name="P21"><text:tab/>width:280px;</text:p>
      <text:p text:style-name="P21"><text:tab/>height:85%;</text:p>
      <text:p text:style-name="P21"><text:tab/>position:absolute;</text:p>
      <text:p text:style-name="P21"><text:tab/>left:20px;</text:p>
      <text:p text:style-name="P21"><text:tab/>top:8em;</text:p>
      <text:p text:style-name="P21"><text:tab/>border-top-left-radius:41px;</text:p>
      <text:p text:style-name="P21"><text:tab/>border-top-right-radius:41px;</text:p>
      <text:p text:style-name="P21"><text:tab/>border-bottom-left-radius:41px;</text:p>
      <text:p text:style-name="P21"><text:tab/>border-bottom-right-radius:41px;</text:p>
      <text:p text:style-name="P21">}</text:p>
      <text:p text:style-name="P21">.user_img { </text:p>
      <text:p text:style-name="P21"><text:tab/>border-radius:50%;</text:p>
      <text:p text:style-name="P21"><text:tab/>width:7em;</text:p>
      <text:p text:style-name="P21"><text:tab/>height:7em;</text:p>
      <text:p text:style-name="P21"><text:tab/>position:absolute;</text:p>
      <text:p text:style-name="P21"><text:soft-page-break/><text:tab/>left:6em;</text:p>
      <text:p text:style-name="P21"><text:tab/>top:10em;</text:p>
      <text:p text:style-name="P21"><text:tab/>background-image:url("/home/047pegasus/IBM /attendance_management_system/images.png");</text:p>
      <text:p text:style-name="P21"><text:tab/>background-repeat:no-repeat;</text:p>
      <text:p text:style-name="P21"><text:tab/>background-size:cover;</text:p>
      <text:p text:style-name="P21">}</text:p>
      <text:p text:style-name="P21">.feat3 { </text:p>
      <text:p text:style-name="P21"><text:tab/>color:rgba(0, 0, 0, 1);</text:p>
      <text:p text:style-name="P21"><text:tab/>width:214.97630310058594px;</text:p>
      <text:p text:style-name="P21"><text:tab/>height:92.12598419189453px;</text:p>
      <text:p text:style-name="P21"><text:tab/>position:absolute;</text:p>
      <text:p text:style-name="P21"><text:tab/>left:52px;</text:p>
      <text:p text:style-name="P21"><text:tab/>top:15.5em;</text:p>
      <text:p text:style-name="P21"><text:tab/>font-family:Montserrat;</text:p>
      <text:p text:style-name="P21"><text:tab/>font-weight: bolder;</text:p>
      <text:p text:style-name="P21"><text:tab/>text-align:center;</text:p>
      <text:p text:style-name="P21"><text:tab/>font-size:30px;</text:p>
      <text:p text:style-name="P21"><text:tab/>letter-spacing:0;</text:p>
      <text:p text:style-name="P21">}</text:p>
      <text:p text:style-name="P21">.feat1 { </text:p>
      <text:p text:style-name="P21"><text:tab/>color:rgba(0, 0, 0, 1);</text:p>
      <text:p text:style-name="P21"><text:tab/>width:214.97630310058594px;</text:p>
      <text:p text:style-name="P21"><text:tab/>height:5%;</text:p>
      <text:p text:style-name="P21"><text:tab/>position:absolute;</text:p>
      <text:p text:style-name="P21"><text:tab/>left:52px;</text:p>
      <text:p text:style-name="P21"><text:tab/>top:12.5em;</text:p>
      <text:p text:style-name="P21"><text:tab/>font-family:Montserrat;</text:p>
      <text:p text:style-name="P21"><text:tab/>font-weight: bolder;</text:p>
      <text:p text:style-name="P21"><text:tab/>text-align:center;</text:p>
      <text:p text:style-name="P21"><text:tab/>font-size:30px;</text:p>
      <text:p text:style-name="P21"><text:tab/>letter-spacing:0;</text:p>
      <text:p text:style-name="P21">}</text:p>
      <text:p text:style-name="P21">.username { </text:p>
      <text:p text:style-name="P21"><text:tab/>color:rgba(0, 0, 0, 1);</text:p>
      <text:p text:style-name="P21"><text:tab/>width:215px;</text:p>
      <text:p text:style-name="P21"><text:tab/>height:44px;</text:p>
      <text:p text:style-name="P21"><text:tab/>position:absolute;</text:p>
      <text:p text:style-name="P21"><text:tab/>left:51px;</text:p>
      <text:p text:style-name="P21"><text:tab/>top:9.5em;</text:p>
      <text:p text:style-name="P21"><text:tab/>font-family:Montserrat;</text:p>
      <text:p text:style-name="P21"><text:tab/>font-weight: bolder;</text:p>
      <text:p text:style-name="P21"><text:tab/>text-align:center;</text:p>
      <text:p text:style-name="P21"><text:tab/>font-size:30px;</text:p>
      <text:p text:style-name="P21"><text:tab/>letter-spacing:0;</text:p>
      <text:p text:style-name="P21">}</text:p>
      <text:p text:style-name="P21">.current_details { </text:p>
      <text:p text:style-name="P21"><text:tab/>color:rgba(0, 0, 0, 1);</text:p>
      <text:p text:style-name="P21"><text:soft-page-break/><text:tab/>width:253px;</text:p>
      <text:p text:style-name="P21"><text:tab/>height:138px;</text:p>
      <text:p text:style-name="P21"><text:tab/>position:absolute;</text:p>
      <text:p text:style-name="P21"><text:tab/>left:33px;</text:p>
      <text:p text:style-name="P21"><text:tab/>top:43em;</text:p>
      <text:p text:style-name="P21"><text:tab/>font-family:Montserrat;</text:p>
      <text:p text:style-name="P21"><text:tab/>text-align:center;</text:p>
      <text:p text:style-name="P21"><text:tab/>font-size:18px;</text:p>
      <text:p text:style-name="P21"><text:tab/>letter-spacing:0;</text:p>
      <text:p text:style-name="P21">}</text:p>
      <text:p text:style-name="P21">.logout_button { </text:p>
      <text:p text:style-name="P21"><text:tab/>background-color:rgba(36.00000165402889, 36.00000165402889, 35.00000171363354, 1);</text:p>
      <text:p text:style-name="P21"><text:tab/>width:208px;</text:p>
      <text:p text:style-name="P21"><text:tab/>height:60px;</text:p>
      <text:p text:style-name="P21"><text:tab/>position:absolute;</text:p>
      <text:p text:style-name="P21"><text:tab/>left:55px;</text:p>
      <text:p text:style-name="P21"><text:tab/>top:40em;</text:p>
      <text:p text:style-name="P21">}</text:p>
      <text:p text:style-name="P21">.logout_textsp { </text:p>
      <text:p text:style-name="P21"><text:tab/>color:rgba(255, 255, 255, 1);</text:p>
      <text:p text:style-name="P21"><text:tab/>width:112px;</text:p>
      <text:p text:style-name="P21"><text:tab/>height:37px;</text:p>
      <text:p text:style-name="P21"><text:tab/>position:absolute;</text:p>
      <text:p text:style-name="P21"><text:tab/>left:104px;</text:p>
      <text:p text:style-name="P21"><text:tab/>top:21.6em;</text:p>
      <text:p text:style-name="P21"><text:tab/>font-family:Montserrat;</text:p>
      <text:p text:style-name="P21"><text:tab/>text-align:left;</text:p>
      <text:p text:style-name="P21"><text:tab/>font-size:30px;</text:p>
      <text:p text:style-name="P21"><text:tab/>letter-spacing:0;</text:p>
      <text:p text:style-name="P21">}</text:p>
      <text:p text:style-name="P21">.logout_text{</text:p>
      <text:p text:style-name="P21"><text:tab/>color:white;</text:p>
      <text:p text:style-name="P21"><text:tab/>text-decoration: none;</text:p>
      <text:p text:style-name="P21">}</text:p>
      <text:p text:style-name="P21"/>
      <text:p text:style-name="P21">.pegasus_img { </text:p>
      <text:p text:style-name="P21"><text:tab/>border-radius:50%;</text:p>
      <text:p text:style-name="P21"><text:tab/>width:5em;</text:p>
      <text:p text:style-name="P21"><text:tab/>height:5em;</text:p>
      <text:p text:style-name="P21"><text:tab/>position:absolute;</text:p>
      <text:p text:style-name="P21"><text:tab/>left:70px;</text:p>
      <text:p text:style-name="P21"><text:tab/>top:0.2em;</text:p>
      <text:p text:style-name="P21"><text:tab/>background-image:url("/home/047pegasus/IBM /attendance_management_system/047pegasus.jpg");</text:p>
      <text:p text:style-name="P21"><text:tab/>background-repeat:no-repeat;</text:p>
      <text:p text:style-name="P21"><text:tab/>background-size:cover;</text:p>
      <text:p text:style-name="P21">}</text:p>
      <text:p text:style-name="P21"><text:soft-page-break/>.app_window { </text:p>
      <text:p text:style-name="P21"><text:tab/>background-color:rgba(63.75, 63.75, 63.75, 1);</text:p>
      <text:p text:style-name="P21"><text:tab/>width:82.5%;</text:p>
      <text:p text:style-name="P21"><text:tab/>height:84%;</text:p>
      <text:p text:style-name="P21"><text:tab/>position:absolute;</text:p>
      <text:p text:style-name="P21"><text:tab/>left:327px;</text:p>
      <text:p text:style-name="P21"><text:tab/>top:8em;</text:p>
      <text:p text:style-name="P21">}</text:p>
      <text:p text:style-name="P21">.e3_117 { </text:p>
      <text:p text:style-name="P21"><text:tab/>color:rgba(255, 255, 255, 1);</text:p>
      <text:p text:style-name="P21"><text:tab/>width:30em;</text:p>
      <text:p text:style-name="P21"><text:tab/>height:54px;</text:p>
      <text:p text:style-name="P21"><text:tab/>position:absolute;</text:p>
      <text:p text:style-name="P21"><text:tab/>left:5em;</text:p>
      <text:p text:style-name="P21"><text:tab/>top:4em;</text:p>
      <text:p text:style-name="P21"><text:tab/>font-family:Montserrat;</text:p>
      <text:p text:style-name="P21"><text:tab/>text-align:center;</text:p>
      <text:p text:style-name="P21"><text:tab/>font-size:40px;</text:p>
      <text:p text:style-name="P21"><text:tab/>letter-spacing:0;</text:p>
      <text:p text:style-name="P21">}</text:p>
      <text:p text:style-name="P21">.e3_118 { </text:p>
      <text:p text:style-name="P21"><text:tab/>color:rgba(255, 255, 255, 1);</text:p>
      <text:p text:style-name="P21"><text:tab/>width:20em;</text:p>
      <text:p text:style-name="P21"><text:tab/>height:268px;</text:p>
      <text:p text:style-name="P21"><text:tab/>position:absolute;</text:p>
      <text:p text:style-name="P21"><text:tab/>left:2em;</text:p>
      <text:p text:style-name="P21"><text:tab/>top:4em;</text:p>
      <text:p text:style-name="P21"><text:tab/>font-family:Montserrat;</text:p>
      <text:p text:style-name="P21"><text:tab/>text-align:center;</text:p>
      <text:p text:style-name="P21"><text:tab/>font-size:68px;</text:p>
      <text:p text:style-name="P21"><text:tab/>letter-spacing:0;</text:p>
      <text:p text:style-name="P21">}</text:p>
      <text:p text:style-name="P21"/>
      <text:p text:style-name="P21"/>
      <text:p text:style-name="P34">Firebase.js:</text:p>
      <text:p text:style-name="P34"/>
      <text:p text:style-name="P17">import { initializeApp } from "firebase/app";</text:p>
      <text:p text:style-name="P17">import {getAuth} from 'firebase/auth';</text:p>
      <text:p text:style-name="P17">//import {getFirestore} from 'firebase/firestore'</text:p>
      <text:p text:style-name="P17">import { getDatabase } from "firebase/database";</text:p>
      <text:p text:style-name="P17"/>
      <text:p text:style-name="P17">const firebaseConfig = {</text:p>
      <text:p text:style-name="P17"><text:s text:c="2"/>apiKey: "AIzaSyCPaVV1fhbW_4Om-xDZmMjrKYWRrmetYz0",</text:p>
      <text:p text:style-name="P17"><text:s text:c="2"/>authDomain: "pegasus-attendance-system.firebaseapp.com",</text:p>
      <text:p text:style-name="P17"><text:s text:c="2"/>databaseURL: "https://pegasus-attendance-system-default-rtdb.asia-southeast1.firebasedatabase.app",</text:p>
      <text:p text:style-name="P17"><text:s text:c="2"/>projectId: "pegasus-attendance-system",</text:p>
      <text:p text:style-name="P17"><text:s text:c="2"/>storageBucket: "pegasus-attendance-system.appspot.com",</text:p>
      <text:p text:style-name="P17"><text:soft-page-break/><text:s text:c="2"/>messagingSenderId: "29108033732",</text:p>
      <text:p text:style-name="P17"><text:s text:c="2"/>appId: "1:29108033732:web:2e4bd46b3229acacc79191",</text:p>
      <text:p text:style-name="P17"><text:s text:c="2"/>measurementId: "G-L2WXB6B5T8"</text:p>
      <text:p text:style-name="P17">};</text:p>
      <text:p text:style-name="P17"/>
      <text:p text:style-name="P17">function startFirebase(){</text:p>
      <text:p text:style-name="P17"><text:s text:c="2"/>const firebaseConfig = {</text:p>
      <text:p text:style-name="P17"><text:s text:c="4"/>apiKey: "AIzaSyCPaVV1fhbW_4Om-xDZmMjrKYWRrmetYz0",</text:p>
      <text:p text:style-name="P17"><text:s text:c="4"/>authDomain: "pegasus-attendance-system.firebaseapp.com",</text:p>
      <text:p text:style-name="P17"><text:s text:c="4"/>databaseURL: "https://pegasus-attendance-system-default-rtdb.asia-southeast1.firebasedatabase.app",</text:p>
      <text:p text:style-name="P17"><text:s text:c="4"/>projectId: "pegasus-attendance-system",</text:p>
      <text:p text:style-name="P17"><text:s text:c="4"/>storageBucket: "pegasus-attendance-system.appspot.com",</text:p>
      <text:p text:style-name="P17"><text:s text:c="4"/>messagingSenderId: "29108033732",</text:p>
      <text:p text:style-name="P17"><text:s text:c="4"/>appId: "1:29108033732:web:2e4bd46b3229acacc79191",</text:p>
      <text:p text:style-name="P17"><text:s text:c="4"/>measurementId: "G-L2WXB6B5T8"</text:p>
      <text:p text:style-name="P17"><text:s text:c="2"/>};</text:p>
      <text:p text:style-name="P17"><text:s text:c="2"/>const app=initializeApp(firebaseConfig);</text:p>
      <text:p text:style-name="P17"><text:s text:c="2"/>return(getDatabase(app)); <text:s/></text:p>
      <text:p text:style-name="P17">}</text:p>
      <text:p text:style-name="P17"><text:s text:c="2"/>// Initialize Firebase</text:p>
      <text:p text:style-name="P17"><text:s text:c="2"/>const app = initializeApp(firebaseConfig);</text:p>
      <text:p text:style-name="P17"><text:s text:c="2"/>const auth = getAuth();</text:p>
      <text:p text:style-name="P17">// Initialize Firestore </text:p>
      <text:p text:style-name="P17">//const db= getFirestore(app); </text:p>
      <text:p text:style-name="P17"><text:s text:c="2"/>export{app,auth,startFirebase};</text:p>
      <text:p text:style-name="P1"/>
      <text:p text:style-name="P1">Index.js:</text:p>
      <text:p text:style-name="P1"/>
      <text:p text:style-name="P18">import React from 'react';</text:p>
      <text:p text:style-name="P18">import ReactDOM from 'react-dom/client';</text:p>
      <text:p text:style-name="P18">import './index.css';</text:p>
      <text:p text:style-name="P18">import App from './App';</text:p>
      <text:p text:style-name="P18">import reportWebVitals from './reportWebVitals';</text:p>
      <text:p text:style-name="P18"/>
      <text:p text:style-name="P18">const root = ReactDOM.createRoot(document.getElementById('root'));</text:p>
      <text:p text:style-name="P18">root.render(</text:p>
      <text:p text:style-name="P18"><text:s text:c="2"/>&lt;React.StrictMode&gt;</text:p>
      <text:p text:style-name="P18"><text:s text:c="4"/>&lt;App /&gt;</text:p>
      <text:p text:style-name="P18"><text:s text:c="2"/>&lt;/React.StrictMode&gt;</text:p>
      <text:p text:style-name="P18">);</text:p>
      <text:p text:style-name="P18"/>
      <text:p text:style-name="P18">reportWebVitals();</text:p>
      <text:p text:style-name="P18"/>
      <text:p text:style-name="P2">Index.css:</text:p>
      <text:p text:style-name="P20"/>
      <text:p text:style-name="P20">body {</text:p>
      <text:p text:style-name="P20"><text:soft-page-break/><text:s text:c="2"/>margin: 0;</text:p>
      <text:p text:style-name="P20"><text:s text:c="2"/>padding: 0;</text:p>
      <text:p text:style-name="P20"><text:s text:c="2"/>font-family: -apple-system, BlinkMacSystemFont, 'Segoe UI', 'Roboto', 'Oxygen',</text:p>
      <text:p text:style-name="P20"><text:s text:c="4"/>'Ubuntu', 'Cantarell', 'Fira Sans', 'Droid Sans', 'Helvetica Neue',</text:p>
      <text:p text:style-name="P20"><text:s text:c="4"/>sans-serif, 'Montserrat';</text:p>
      <text:p text:style-name="P20"><text:s text:c="2"/>-webkit-font-smoothing: antialiased;</text:p>
      <text:p text:style-name="P20"><text:s text:c="2"/>-moz-osx-font-smoothing: grayscale;</text:p>
      <text:p text:style-name="P20"><text:s text:c="2"/>background-color: rgba(36.12499974668026, 35.64032435417175, 35.071354284882545, 1); <text:s/></text:p>
      <text:p text:style-name="P20">}</text:p>
      <text:p text:style-name="P20"/>
      <text:p text:style-name="P20">code {</text:p>
      <text:p text:style-name="P20"><text:s text:c="2"/>font-family: source-code-pro, Menlo, Monaco, Consolas, 'Courier New',</text:p>
      <text:p text:style-name="P20"><text:s text:c="4"/>monospace;</text:p>
      <text:p text:style-name="P20">}</text:p>
      <text:p text:style-name="P18"/>
      <text:p text:style-name="P2">Login.js:</text:p>
      <text:p text:style-name="P19"/>
      <text:p text:style-name="P19">import React, { useState } from "react";</text:p>
      <text:p text:style-name="P19">import { Link, useNavigate } from "react-router-dom";</text:p>
      <text:p text:style-name="P19">import { signInWithEmailAndPassword } from "firebase/auth";</text:p>
      <text:p text:style-name="P19"/>
      <text:p text:style-name="P19">import InputControl from "../InputControl/InputControl";</text:p>
      <text:p text:style-name="P19">import { auth } from "../../firebase";</text:p>
      <text:p text:style-name="P19"/>
      <text:p text:style-name="P19">import styles from "./login.module.css";</text:p>
      <text:p text:style-name="P19"/>
      <text:p text:style-name="P19">function Login() {</text:p>
      <text:p text:style-name="P19"><text:s text:c="2"/>const navigate = useNavigate();</text:p>
      <text:p text:style-name="P19"><text:s text:c="2"/>const [values, setValues] = useState({</text:p>
      <text:p text:style-name="P19"><text:s text:c="4"/>email: "",</text:p>
      <text:p text:style-name="P19"><text:s text:c="4"/>pass: "",</text:p>
      <text:p text:style-name="P19"><text:s text:c="2"/>});</text:p>
      <text:p text:style-name="P19"><text:s text:c="2"/>const [errorMsg, setErrorMsg] = useState("");</text:p>
      <text:p text:style-name="P19"><text:s text:c="2"/>const [submitButtonDisabled, setSubmitButtonDisabled] = useState(false);</text:p>
      <text:p text:style-name="P19"/>
      <text:p text:style-name="P19"><text:s text:c="2"/>const handleSubmission = () =&gt; {</text:p>
      <text:p text:style-name="P19"><text:s text:c="4"/>if (!values.email || !values.pass) {</text:p>
      <text:p text:style-name="P19"><text:s text:c="6"/>setErrorMsg("Fill all fields");</text:p>
      <text:p text:style-name="P19"><text:s text:c="6"/>return;</text:p>
      <text:p text:style-name="P19"><text:s text:c="4"/>}</text:p>
      <text:p text:style-name="P19"><text:s text:c="4"/>setErrorMsg("");</text:p>
      <text:p text:style-name="P19"/>
      <text:p text:style-name="P19"><text:s text:c="4"/>setSubmitButtonDisabled(true);</text:p>
      <text:p text:style-name="P19"><text:s text:c="4"/>signInWithEmailAndPassword(auth, values.email, values.pass)</text:p>
      <text:p text:style-name="P19"><text:s text:c="6"/>.then(async (res) =&gt; {</text:p>
      <text:p text:style-name="P19"><text:s text:c="8"/>setSubmitButtonDisabled(false);</text:p>
      <text:p text:style-name="P19"><text:s text:c="8"/></text:p>
      <text:p text:style-name="P19"><text:soft-page-break/><text:s text:c="8"/>navigate("/");</text:p>
      <text:p text:style-name="P19"><text:s text:c="6"/>})</text:p>
      <text:p text:style-name="P19"><text:s text:c="6"/>.catch((err) =&gt; {</text:p>
      <text:p text:style-name="P19"><text:s text:c="8"/>setSubmitButtonDisabled(false);</text:p>
      <text:p text:style-name="P19"><text:s text:c="8"/>setErrorMsg(err.message);</text:p>
      <text:p text:style-name="P19"><text:s text:c="6"/>});</text:p>
      <text:p text:style-name="P19"><text:s text:c="2"/>};</text:p>
      <text:p text:style-name="P19"><text:s text:c="2"/>return (</text:p>
      <text:p text:style-name="P19"><text:s text:c="4"/>&lt;div className={styles.container}&gt;</text:p>
      <text:p text:style-name="P19"><text:s text:c="6"/>&lt;div className={styles.innerBox}&gt;</text:p>
      <text:p text:style-name="P19"><text:s text:c="8"/>&lt;h1 className={styles.heading}&gt;Login&lt;/h1&gt;</text:p>
      <text:p text:style-name="P19"/>
      <text:p text:style-name="P19"><text:s text:c="8"/>&lt;InputControl</text:p>
      <text:p text:style-name="P19"><text:s text:c="10"/>label="Email"</text:p>
      <text:p text:style-name="P19"><text:s text:c="10"/>onChange={(event) =&gt;</text:p>
      <text:p text:style-name="P19"><text:s text:c="12"/>setValues((prev) =&gt; ({ ...prev, email: event.target.value }))</text:p>
      <text:p text:style-name="P19"><text:s text:c="10"/>}</text:p>
      <text:p text:style-name="P19"><text:s text:c="10"/>placeholder="Enter email address"</text:p>
      <text:p text:style-name="P19"><text:s text:c="8"/>/&gt;</text:p>
      <text:p text:style-name="P19"><text:s text:c="8"/>&lt;InputControl</text:p>
      <text:p text:style-name="P19"><text:s text:c="10"/>label="Password"</text:p>
      <text:p text:style-name="P19"><text:s text:c="10"/>onChange={(event) =&gt;</text:p>
      <text:p text:style-name="P19"><text:s text:c="12"/>setValues((prev) =&gt; ({ ...prev, pass: event.target.value }))</text:p>
      <text:p text:style-name="P19"><text:s text:c="10"/>}</text:p>
      <text:p text:style-name="P19"><text:s text:c="10"/>placeholder="Enter Password"</text:p>
      <text:p text:style-name="P19"><text:s text:c="8"/>/&gt;</text:p>
      <text:p text:style-name="P19"/>
      <text:p text:style-name="P19"><text:s text:c="8"/>&lt;div className={styles.footer}&gt;</text:p>
      <text:p text:style-name="P19"><text:s text:c="10"/>&lt;b className={styles.error}&gt;{errorMsg}&lt;/b&gt;</text:p>
      <text:p text:style-name="P19"><text:s text:c="10"/>&lt;button disabled={submitButtonDisabled} onClick={handleSubmission}&gt;</text:p>
      <text:p text:style-name="P19"><text:s text:c="12"/>Login</text:p>
      <text:p text:style-name="P19"><text:s text:c="10"/>&lt;/button&gt;</text:p>
      <text:p text:style-name="P19"><text:s text:c="10"/>&lt;p&gt;</text:p>
      <text:p text:style-name="P19"><text:s text:c="12"/>Already have an account?{" "}</text:p>
      <text:p text:style-name="P19"><text:s text:c="12"/>&lt;span&gt;</text:p>
      <text:p text:style-name="P19"><text:s text:c="14"/>&lt;Link to="/signup"&gt;Sign up&lt;/Link&gt;</text:p>
      <text:p text:style-name="P19"><text:s text:c="12"/>&lt;/span&gt;</text:p>
      <text:p text:style-name="P19"><text:s text:c="10"/>&lt;/p&gt;</text:p>
      <text:p text:style-name="P19"><text:s text:c="8"/>&lt;/div&gt;</text:p>
      <text:p text:style-name="P19"><text:s text:c="6"/>&lt;/div&gt;</text:p>
      <text:p text:style-name="P19"><text:s text:c="4"/>&lt;/div&gt;</text:p>
      <text:p text:style-name="P19"><text:s text:c="2"/>);</text:p>
      <text:p text:style-name="P19">}</text:p>
      <text:p text:style-name="P19"/>
      <text:p text:style-name="P19">export default Login;</text:p>
      <text:p text:style-name="P19"/>
      <text:p text:style-name="P3"/>
      <text:p text:style-name="P3"/>
      <text:p text:style-name="P3"><text:soft-page-break/>Login.<text:span text:style-name="T4">module.</text:span>css:</text:p>
      <text:p text:style-name="P21"/>
      <text:p text:style-name="P21">.container {</text:p>
      <text:p text:style-name="P21"><text:s text:c="4"/>height: 100%;</text:p>
      <text:p text:style-name="P21"><text:s text:c="4"/>min-height: 100vh;</text:p>
      <text:p text:style-name="P21"><text:s text:c="4"/>width: 100%;</text:p>
      <text:p text:style-name="P21"><text:s text:c="4"/>background: linear-gradient(to right, #9900ff, #cc80ff);</text:p>
      <text:p text:style-name="P21"><text:s text:c="4"/>display: flex;</text:p>
      <text:p text:style-name="P21"><text:s text:c="4"/>justify-content: center;</text:p>
      <text:p text:style-name="P21"><text:s text:c="4"/>align-items: center;</text:p>
      <text:p text:style-name="P21"><text:s text:c="2"/>}</text:p>
      <text:p text:style-name="P21"><text:s text:c="2"/>.heading{</text:p>
      <text:p text:style-name="P21"><text:s text:c="4"/>font-size: 2em;</text:p>
      <text:p text:style-name="P21"><text:s text:c="4"/>font-weight: bold;</text:p>
      <text:p text:style-name="P21"><text:s text:c="2"/>}</text:p>
      <text:p text:style-name="P21"><text:s text:c="2"/></text:p>
      <text:p text:style-name="P21"><text:s text:c="2"/>.innerBox {</text:p>
      <text:p text:style-name="P21"><text:s text:c="4"/>min-width: 480px;</text:p>
      <text:p text:style-name="P21"><text:s text:c="4"/>height: fit-content;</text:p>
      <text:p text:style-name="P21"><text:s text:c="4"/>width: fit-content;</text:p>
      <text:p text:style-name="P21"><text:s text:c="4"/>background-color: #fff;</text:p>
      <text:p text:style-name="P21"><text:s text:c="4"/>box-shadow: 1px 1px 4px rgba(0, 0, 0, 0.2);</text:p>
      <text:p text:style-name="P21"><text:s text:c="4"/>padding: 30px;</text:p>
      <text:p text:style-name="P21"><text:s text:c="4"/>border-radius: 10px;</text:p>
      <text:p text:style-name="P21"><text:s text:c="4"/>display: flex;</text:p>
      <text:p text:style-name="P21"><text:s text:c="4"/>flex-direction: column;</text:p>
      <text:p text:style-name="P21"><text:s text:c="4"/>gap: 30px;</text:p>
      <text:p text:style-name="P21"><text:s text:c="2"/>}</text:p>
      <text:p text:style-name="P21"><text:s text:c="2"/></text:p>
      <text:p text:style-name="P21"><text:s text:c="2"/>.footer {</text:p>
      <text:p text:style-name="P21"><text:s text:c="4"/>display: flex;</text:p>
      <text:p text:style-name="P21"><text:s text:c="4"/>flex-direction: column;</text:p>
      <text:p text:style-name="P21"><text:s text:c="4"/>gap: 20px;</text:p>
      <text:p text:style-name="P21"><text:s text:c="2"/>}</text:p>
      <text:p text:style-name="P21"><text:s text:c="2"/></text:p>
      <text:p text:style-name="P21"><text:s text:c="2"/>.footer .error {</text:p>
      <text:p text:style-name="P21"><text:s text:c="4"/>font-weight: bold;</text:p>
      <text:p text:style-name="P21"><text:s text:c="4"/>font-size: 0.875rem;</text:p>
      <text:p text:style-name="P21"><text:s text:c="4"/>color: #ff3300;</text:p>
      <text:p text:style-name="P21"><text:s text:c="4"/>text-align: center;</text:p>
      <text:p text:style-name="P21"><text:s text:c="2"/>}</text:p>
      <text:p text:style-name="P21"><text:s text:c="2"/></text:p>
      <text:p text:style-name="P21"><text:s text:c="2"/>.footer button {</text:p>
      <text:p text:style-name="P21"><text:s text:c="4"/>outline: none;</text:p>
      <text:p text:style-name="P21"><text:s text:c="4"/>border: none;</text:p>
      <text:p text:style-name="P21"><text:s text:c="4"/>background-color: #9900ff;</text:p>
      <text:p text:style-name="P21"><text:s text:c="4"/>color: #fff;</text:p>
      <text:p text:style-name="P21"><text:s text:c="4"/>border-radius: 5px;</text:p>
      <text:p text:style-name="P21"><text:soft-page-break/><text:s text:c="4"/>font-weight: bold;</text:p>
      <text:p text:style-name="P21"><text:s text:c="4"/>font-size: 1rem;</text:p>
      <text:p text:style-name="P21"><text:s text:c="4"/>padding: 10px 16px;</text:p>
      <text:p text:style-name="P21"><text:s text:c="4"/>width: 100%;</text:p>
      <text:p text:style-name="P21"><text:s text:c="4"/>transition: 100ms;</text:p>
      <text:p text:style-name="P21"><text:s text:c="4"/>cursor: pointer;</text:p>
      <text:p text:style-name="P21"><text:s text:c="2"/>}</text:p>
      <text:p text:style-name="P21"><text:s text:c="2"/></text:p>
      <text:p text:style-name="P21"><text:s text:c="2"/>.footer button:disabled {</text:p>
      <text:p text:style-name="P21"><text:s text:c="4"/>background-color: gray !important;</text:p>
      <text:p text:style-name="P21"><text:s text:c="2"/>}</text:p>
      <text:p text:style-name="P21"><text:s text:c="2"/></text:p>
      <text:p text:style-name="P21"><text:s text:c="2"/>.footer button:hover {</text:p>
      <text:p text:style-name="P21"><text:s text:c="4"/>background-color: #aa2aff;</text:p>
      <text:p text:style-name="P21"><text:s text:c="2"/>}</text:p>
      <text:p text:style-name="P21"><text:s text:c="2"/></text:p>
      <text:p text:style-name="P21"><text:s text:c="2"/>.footer p {</text:p>
      <text:p text:style-name="P21"><text:s text:c="4"/>font-weight: 700;</text:p>
      <text:p text:style-name="P21"><text:s text:c="4"/>color: #000;</text:p>
      <text:p text:style-name="P21"><text:s text:c="2"/>}</text:p>
      <text:p text:style-name="P21"><text:s text:c="2"/></text:p>
      <text:p text:style-name="P21"><text:s text:c="2"/>.footer p span a {</text:p>
      <text:p text:style-name="P21"><text:s text:c="4"/>font-weight: bold;</text:p>
      <text:p text:style-name="P21"><text:s text:c="4"/>color: #9900ff;</text:p>
      <text:p text:style-name="P21"><text:s text:c="4"/>letter-spacing: 1px;</text:p>
      <text:p text:style-name="P21"><text:s text:c="4"/>font-size: 1rem;</text:p>
      <text:p text:style-name="P21"><text:s text:c="4"/>text-decoration: none;</text:p>
      <text:p text:style-name="P21"><text:s text:c="2"/>}</text:p>
      <text:p text:style-name="P21"/>
      <text:p text:style-name="P4">Signup.js:</text:p>
      <text:p text:style-name="P22"/>
      <text:p text:style-name="P22">import React, { useState } from "react";</text:p>
      <text:p text:style-name="P22">import { Link, useNavigate } from "react-router-dom";</text:p>
      <text:p text:style-name="P22">import { createUserWithEmailAndPassword, updateProfile } from "firebase/auth";</text:p>
      <text:p text:style-name="P22"/>
      <text:p text:style-name="P22">import InputControl from "../InputControl/InputControl";</text:p>
      <text:p text:style-name="P22">import { auth } from "../../firebase";</text:p>
      <text:p text:style-name="P22"/>
      <text:p text:style-name="P22">import styles from "./signup.module.css";</text:p>
      <text:p text:style-name="P22"/>
      <text:p text:style-name="P22">function Signup() {</text:p>
      <text:p text:style-name="P22"><text:s text:c="2"/>const navigate = useNavigate();</text:p>
      <text:p text:style-name="P22"><text:s text:c="2"/>const [values, setValues] = useState({</text:p>
      <text:p text:style-name="P22"><text:s text:c="4"/>name: "",</text:p>
      <text:p text:style-name="P22"><text:s text:c="4"/>email: "",</text:p>
      <text:p text:style-name="P22"><text:s text:c="4"/>pass: "",</text:p>
      <text:p text:style-name="P22"><text:s text:c="2"/>});</text:p>
      <text:p text:style-name="P22"><text:soft-page-break/><text:s text:c="2"/>const [errorMsg, setErrorMsg] = useState("");</text:p>
      <text:p text:style-name="P22"><text:s text:c="2"/>const [submitButtonDisabled, setSubmitButtonDisabled] = useState(false);</text:p>
      <text:p text:style-name="P22"/>
      <text:p text:style-name="P22"><text:s text:c="2"/>const handleSubmission = () =&gt; {</text:p>
      <text:p text:style-name="P22"><text:s text:c="4"/>if (!values.name || !values.email || !values.pass) {</text:p>
      <text:p text:style-name="P22"><text:s text:c="6"/>setErrorMsg("Fill all fields");</text:p>
      <text:p text:style-name="P22"><text:s text:c="6"/>return;</text:p>
      <text:p text:style-name="P22"><text:s text:c="4"/>}</text:p>
      <text:p text:style-name="P22"><text:s text:c="4"/>setErrorMsg("");</text:p>
      <text:p text:style-name="P22"/>
      <text:p text:style-name="P22"><text:s text:c="4"/>setSubmitButtonDisabled(true);</text:p>
      <text:p text:style-name="P22"><text:s text:c="4"/>createUserWithEmailAndPassword(auth, values.email, values.pass)</text:p>
      <text:p text:style-name="P22"><text:s text:c="6"/>.then(async (res) =&gt; {</text:p>
      <text:p text:style-name="P22"><text:s text:c="8"/>setSubmitButtonDisabled(false);</text:p>
      <text:p text:style-name="P22"><text:s text:c="8"/>const user = res.user;</text:p>
      <text:p text:style-name="P22"><text:s text:c="8"/>await updateProfile(user, {</text:p>
      <text:p text:style-name="P22"><text:s text:c="10"/>displayName: values.name,</text:p>
      <text:p text:style-name="P22"><text:s text:c="8"/>});</text:p>
      <text:p text:style-name="P22"><text:s text:c="8"/>navigate("/");</text:p>
      <text:p text:style-name="P22"><text:s text:c="6"/>})</text:p>
      <text:p text:style-name="P22"><text:s text:c="6"/>.catch((err) =&gt; {</text:p>
      <text:p text:style-name="P22"><text:s text:c="8"/>setSubmitButtonDisabled(false);</text:p>
      <text:p text:style-name="P22"><text:s text:c="8"/>setErrorMsg(err.message);</text:p>
      <text:p text:style-name="P22"><text:s text:c="6"/>});</text:p>
      <text:p text:style-name="P22"><text:s text:c="2"/>};</text:p>
      <text:p text:style-name="P22"/>
      <text:p text:style-name="P22"><text:s text:c="2"/>return (</text:p>
      <text:p text:style-name="P22"><text:s text:c="4"/>&lt;div className={styles.container}&gt;</text:p>
      <text:p text:style-name="P22"><text:s text:c="6"/>&lt;div className={styles.innerBox}&gt;</text:p>
      <text:p text:style-name="P22"><text:s text:c="8"/>&lt;h1 className={styles.heading}&gt;Signup&lt;/h1&gt;</text:p>
      <text:p text:style-name="P22"/>
      <text:p text:style-name="P22"><text:s text:c="8"/>&lt;InputControl</text:p>
      <text:p text:style-name="P22"><text:s text:c="10"/>label="Name"</text:p>
      <text:p text:style-name="P22"><text:s text:c="10"/>placeholder="Enter your name"</text:p>
      <text:p text:style-name="P22"><text:s text:c="10"/>onChange={(event) =&gt;</text:p>
      <text:p text:style-name="P22"><text:s text:c="12"/>setValues((prev) =&gt; ({ ...prev, name: event.target.value }))</text:p>
      <text:p text:style-name="P22"><text:s text:c="10"/>}</text:p>
      <text:p text:style-name="P22"><text:s text:c="8"/>/&gt;</text:p>
      <text:p text:style-name="P22"><text:s text:c="8"/>&lt;InputControl</text:p>
      <text:p text:style-name="P22"><text:s text:c="10"/>label="Email"</text:p>
      <text:p text:style-name="P22"><text:s text:c="10"/>placeholder="Enter email address"</text:p>
      <text:p text:style-name="P22"><text:s text:c="10"/>onChange={(event) =&gt;</text:p>
      <text:p text:style-name="P22"><text:s text:c="12"/>setValues((prev) =&gt; ({ ...prev, email: event.target.value }))</text:p>
      <text:p text:style-name="P22"><text:s text:c="10"/>}</text:p>
      <text:p text:style-name="P22"><text:s text:c="8"/>/&gt;</text:p>
      <text:p text:style-name="P22"><text:s text:c="8"/>&lt;InputControl</text:p>
      <text:p text:style-name="P22"><text:s text:c="10"/>label="Password"</text:p>
      <text:p text:style-name="P22"><text:s text:c="10"/>placeholder="Enter password"</text:p>
      <text:p text:style-name="P22"><text:soft-page-break/><text:s text:c="10"/>onChange={(event) =&gt;</text:p>
      <text:p text:style-name="P22"><text:s text:c="12"/>setValues((prev) =&gt; ({ ...prev, pass: event.target.value }))</text:p>
      <text:p text:style-name="P22"><text:s text:c="10"/>}</text:p>
      <text:p text:style-name="P22"><text:s text:c="8"/>/&gt;</text:p>
      <text:p text:style-name="P22"/>
      <text:p text:style-name="P22"><text:s text:c="8"/>&lt;div className={styles.footer}&gt;</text:p>
      <text:p text:style-name="P22"><text:s text:c="10"/>&lt;b className={styles.error}&gt;{errorMsg}&lt;/b&gt;</text:p>
      <text:p text:style-name="P22"><text:s text:c="10"/>&lt;button onClick={handleSubmission} disabled={submitButtonDisabled}&gt;</text:p>
      <text:p text:style-name="P22"><text:s text:c="12"/>Signup</text:p>
      <text:p text:style-name="P22"><text:s text:c="10"/>&lt;/button&gt;</text:p>
      <text:p text:style-name="P22"><text:s text:c="10"/>&lt;p&gt;</text:p>
      <text:p text:style-name="P22"><text:s text:c="12"/>Already have an account?{" "}</text:p>
      <text:p text:style-name="P22"><text:s text:c="12"/>&lt;span&gt;</text:p>
      <text:p text:style-name="P22"><text:s text:c="14"/>&lt;Link to="/login"&gt;Login&lt;/Link&gt;</text:p>
      <text:p text:style-name="P22"><text:s text:c="12"/>&lt;/span&gt;</text:p>
      <text:p text:style-name="P22"><text:s text:c="10"/>&lt;/p&gt;</text:p>
      <text:p text:style-name="P22"><text:s text:c="8"/>&lt;/div&gt;</text:p>
      <text:p text:style-name="P22"><text:s text:c="6"/>&lt;/div&gt;</text:p>
      <text:p text:style-name="P22"><text:s text:c="4"/>&lt;/div&gt;</text:p>
      <text:p text:style-name="P22"><text:s text:c="2"/>);</text:p>
      <text:p text:style-name="P22">}</text:p>
      <text:p text:style-name="P22"/>
      <text:p text:style-name="P22">export default Signup;</text:p>
      <text:p text:style-name="P22"/>
      <text:p text:style-name="P5">Signup.module.css:</text:p>
      <text:p text:style-name="P5"/>
      <text:p text:style-name="P23">.container {</text:p>
      <text:p text:style-name="P23"><text:s text:c="4"/>height: 100%;</text:p>
      <text:p text:style-name="P23"><text:s text:c="4"/>min-height: 100vh;</text:p>
      <text:p text:style-name="P23"><text:s text:c="4"/>width: 100%;</text:p>
      <text:p text:style-name="P23"><text:s text:c="4"/>background: linear-gradient(to right, #9900ff, #cc80ff);</text:p>
      <text:p text:style-name="P23"><text:s text:c="4"/>display: flex;</text:p>
      <text:p text:style-name="P23"><text:s text:c="4"/>justify-content: center;</text:p>
      <text:p text:style-name="P23"><text:s text:c="4"/>align-items: center;</text:p>
      <text:p text:style-name="P23"><text:s text:c="2"/>}</text:p>
      <text:p text:style-name="P23"><text:s text:c="2"/></text:p>
      <text:p text:style-name="P23"><text:s text:c="2"/>.innerBox {</text:p>
      <text:p text:style-name="P23"><text:s text:c="4"/>min-width: 480px;</text:p>
      <text:p text:style-name="P23"><text:s text:c="4"/>height: fit-content;</text:p>
      <text:p text:style-name="P23"><text:s text:c="4"/>width: fit-content;</text:p>
      <text:p text:style-name="P23"><text:s text:c="4"/>background-color: #fff;</text:p>
      <text:p text:style-name="P23"><text:s text:c="4"/>box-shadow: 1px 1px 4px rgba(0, 0, 0, 0.2);</text:p>
      <text:p text:style-name="P23"><text:s text:c="4"/>padding: 30px;</text:p>
      <text:p text:style-name="P23"><text:s text:c="4"/>border-radius: 10px;</text:p>
      <text:p text:style-name="P23"><text:s text:c="4"/>display: flex;</text:p>
      <text:p text:style-name="P23"><text:s text:c="4"/>flex-direction: column;</text:p>
      <text:p text:style-name="P23"><text:s text:c="4"/>gap: 30px;</text:p>
      <text:p text:style-name="P23"><text:s text:c="2"/>}</text:p>
      <text:p text:style-name="P23"><text:soft-page-break/><text:s text:c="2"/></text:p>
      <text:p text:style-name="P23"><text:s text:c="2"/>.footer {</text:p>
      <text:p text:style-name="P23"><text:s text:c="4"/>display: flex;</text:p>
      <text:p text:style-name="P23"><text:s text:c="4"/>flex-direction: column;</text:p>
      <text:p text:style-name="P23"><text:s text:c="4"/>gap: 20px;</text:p>
      <text:p text:style-name="P23"><text:s text:c="2"/>}</text:p>
      <text:p text:style-name="P23"><text:s text:c="2"/></text:p>
      <text:p text:style-name="P23"><text:s text:c="2"/>.footer .error {</text:p>
      <text:p text:style-name="P23"><text:s text:c="4"/>font-weight: bold;</text:p>
      <text:p text:style-name="P23"><text:s text:c="4"/>font-size: 0.875rem;</text:p>
      <text:p text:style-name="P23"><text:s text:c="4"/>color: #ff3300;</text:p>
      <text:p text:style-name="P23"><text:s text:c="4"/>text-align: center;</text:p>
      <text:p text:style-name="P23"><text:s text:c="2"/>}</text:p>
      <text:p text:style-name="P23"><text:s text:c="2"/></text:p>
      <text:p text:style-name="P23"><text:s text:c="2"/>.footer button {</text:p>
      <text:p text:style-name="P23"><text:s text:c="4"/>outline: none;</text:p>
      <text:p text:style-name="P23"><text:s text:c="4"/>border: none;</text:p>
      <text:p text:style-name="P23"><text:s text:c="4"/>background-color: #9900ff;</text:p>
      <text:p text:style-name="P23"><text:s text:c="4"/>color: #fff;</text:p>
      <text:p text:style-name="P23"><text:s text:c="4"/>border-radius: 5px;</text:p>
      <text:p text:style-name="P23"><text:s text:c="4"/>font-weight: bold;</text:p>
      <text:p text:style-name="P23"><text:s text:c="4"/>font-size: 1rem;</text:p>
      <text:p text:style-name="P23"><text:s text:c="4"/>padding: 10px 16px;</text:p>
      <text:p text:style-name="P23"><text:s text:c="4"/>width: 100%;</text:p>
      <text:p text:style-name="P23"><text:s text:c="4"/>transition: 100ms;</text:p>
      <text:p text:style-name="P23"><text:s text:c="4"/>cursor: pointer;</text:p>
      <text:p text:style-name="P23"><text:s text:c="2"/>}</text:p>
      <text:p text:style-name="P23"><text:s text:c="2"/></text:p>
      <text:p text:style-name="P23"><text:s text:c="2"/>.footer button:disabled {</text:p>
      <text:p text:style-name="P23"><text:s text:c="4"/>background-color: gray !important;</text:p>
      <text:p text:style-name="P23"><text:s text:c="2"/>}</text:p>
      <text:p text:style-name="P23"><text:s text:c="2"/></text:p>
      <text:p text:style-name="P23"><text:s text:c="2"/>.footer button:hover {</text:p>
      <text:p text:style-name="P23"><text:s text:c="4"/>background-color: #aa2aff;</text:p>
      <text:p text:style-name="P23"><text:s text:c="2"/>}</text:p>
      <text:p text:style-name="P23"><text:s text:c="2"/></text:p>
      <text:p text:style-name="P23"><text:s text:c="2"/>.footer p {</text:p>
      <text:p text:style-name="P23"><text:s text:c="4"/>font-weight: 700;</text:p>
      <text:p text:style-name="P23"><text:s text:c="4"/>color: #000;</text:p>
      <text:p text:style-name="P23"><text:s text:c="2"/>}</text:p>
      <text:p text:style-name="P23"><text:s text:c="2"/></text:p>
      <text:p text:style-name="P23"><text:s text:c="2"/>.footer p span a {</text:p>
      <text:p text:style-name="P23"><text:s text:c="4"/>font-weight: bold;</text:p>
      <text:p text:style-name="P23"><text:s text:c="4"/>color: #9900ff;</text:p>
      <text:p text:style-name="P23"><text:s text:c="4"/>letter-spacing: 1px;</text:p>
      <text:p text:style-name="P23"><text:s text:c="4"/>font-size: 1rem;</text:p>
      <text:p text:style-name="P23"><text:s text:c="4"/>text-decoration: none;</text:p>
      <text:p text:style-name="P23"><text:s text:c="2"/>}</text:p>
      <text:p text:style-name="P6"><text:soft-page-break/>InputControl.js:</text:p>
      <text:p text:style-name="P24"/>
      <text:p text:style-name="P24">import React from "react";</text:p>
      <text:p text:style-name="P24"/>
      <text:p text:style-name="P24">import styles from "./InputControl.module.css";</text:p>
      <text:p text:style-name="P24"/>
      <text:p text:style-name="P24">function InputControl(props) {</text:p>
      <text:p text:style-name="P24"><text:s text:c="2"/>return (</text:p>
      <text:p text:style-name="P24"><text:s text:c="4"/>&lt;div className={styles.container}&gt;</text:p>
      <text:p text:style-name="P24"><text:s text:c="6"/>{props.label &amp;&amp; &lt;label&gt;{props.label}&lt;/label&gt;}</text:p>
      <text:p text:style-name="P24"><text:s text:c="6"/>&lt;input type="text" {...props} /&gt;</text:p>
      <text:p text:style-name="P24"><text:s text:c="4"/>&lt;/div&gt;</text:p>
      <text:p text:style-name="P24"><text:s text:c="2"/>);</text:p>
      <text:p text:style-name="P24">}</text:p>
      <text:p text:style-name="P24"/>
      <text:p text:style-name="P25">export default InputControl;</text:p>
      <text:p text:style-name="P7"/>
      <text:p text:style-name="P7">InputControl.module.css:</text:p>
      <text:p text:style-name="P25"/>
      <text:p text:style-name="P25">.container {</text:p>
      <text:p text:style-name="P25"><text:s text:c="4"/>display: flex;</text:p>
      <text:p text:style-name="P25"><text:s text:c="4"/>flex-direction: column;</text:p>
      <text:p text:style-name="P25"><text:s text:c="4"/>gap: 8px;</text:p>
      <text:p text:style-name="P25"><text:s text:c="2"/>}</text:p>
      <text:p text:style-name="P25"><text:s text:c="2"/></text:p>
      <text:p text:style-name="P25"><text:s text:c="2"/>.container label {</text:p>
      <text:p text:style-name="P25"><text:s text:c="4"/>font-weight: 700;</text:p>
      <text:p text:style-name="P25"><text:s text:c="4"/>font-size: 1rem;</text:p>
      <text:p text:style-name="P25"><text:s text:c="4"/>color: #313131;</text:p>
      <text:p text:style-name="P25"><text:s text:c="2"/>}</text:p>
      <text:p text:style-name="P25"><text:s text:c="2"/></text:p>
      <text:p text:style-name="P25"><text:s text:c="2"/>.container input {</text:p>
      <text:p text:style-name="P25"><text:s text:c="4"/>border-radius: 5px;</text:p>
      <text:p text:style-name="P25"><text:s text:c="4"/>border: 1px solid #dddddd;</text:p>
      <text:p text:style-name="P25"><text:s text:c="4"/>outline: none;</text:p>
      <text:p text:style-name="P25"><text:s text:c="4"/>padding: 10px 15px;</text:p>
      <text:p text:style-name="P25"><text:s text:c="4"/>color: #000;</text:p>
      <text:p text:style-name="P25"><text:s text:c="2"/>}</text:p>
      <text:p text:style-name="P25"><text:s text:c="2"/></text:p>
      <text:p text:style-name="P25"><text:s text:c="2"/>.container input:hover {</text:p>
      <text:p text:style-name="P25"><text:s text:c="4"/>border-color: #ccc;</text:p>
      <text:p text:style-name="P25"><text:s text:c="2"/>}</text:p>
      <text:p text:style-name="P25"><text:s text:c="2"/></text:p>
      <text:p text:style-name="P25"><text:s text:c="2"/>.container input:focus {</text:p>
      <text:p text:style-name="P25"><text:s text:c="4"/>border-color: #9900ff;</text:p>
      <text:p text:style-name="P25"><text:s text:c="2"/>}</text:p>
      <text:p text:style-name="P25"/>
      <text:p text:style-name="P25"/>
      <text:p text:style-name="P8"><text:soft-page-break/>Home.js:</text:p>
      <text:p text:style-name="P26"/>
      <text:p text:style-name="P26">import React, { useState } from "react";</text:p>
      <text:p text:style-name="P26">import { Link, useNavigate } from "react-router-dom";</text:p>
      <text:p text:style-name="P26">import styles from "../Login/login.module.css";</text:p>
      <text:p text:style-name="P26">import InputControl from "../InputControl/InputControl";</text:p>
      <text:p text:style-name="P26">import { auth } from "../../firebase";</text:p>
      <text:p text:style-name="P26">import { signInWithEmailAndPassword } from "firebase/auth";</text:p>
      <text:p text:style-name="P26">//import { getAuth, signOut } from "firebase/auth";</text:p>
      <text:p text:style-name="P26">//import logout from "../Logout/Logout";</text:p>
      <text:p text:style-name="P26">//import Attendance from '../Attendance/Attendance';</text:p>
      <text:p text:style-name="P26"/>
      <text:p text:style-name="P26"/>
      <text:p text:style-name="P26">function Home(props) {</text:p>
      <text:p text:style-name="P26"/>
      <text:p text:style-name="P26"><text:s text:c="2"/>const navigate = useNavigate();</text:p>
      <text:p text:style-name="P26"><text:s text:c="2"/>const [values, setValues] = useState({</text:p>
      <text:p text:style-name="P26"><text:s text:c="4"/>email: "",</text:p>
      <text:p text:style-name="P26"><text:s text:c="4"/>pass: "",</text:p>
      <text:p text:style-name="P26"><text:s text:c="2"/>});</text:p>
      <text:p text:style-name="P26"><text:s text:c="2"/>const [errorMsg, setErrorMsg] = useState("");</text:p>
      <text:p text:style-name="P26"><text:s text:c="2"/>const [submitButtonDisabled, setSubmitButtonDisabled] = useState(false);</text:p>
      <text:p text:style-name="P26"/>
      <text:p text:style-name="P26"><text:s text:c="2"/>const handleSubmission = () =&gt; {</text:p>
      <text:p text:style-name="P26"><text:s text:c="4"/>if (!values.email || !values.pass) {</text:p>
      <text:p text:style-name="P26"><text:s text:c="6"/>setErrorMsg("Fill all fields");</text:p>
      <text:p text:style-name="P26"><text:s text:c="6"/>return;</text:p>
      <text:p text:style-name="P26"><text:s text:c="4"/>}</text:p>
      <text:p text:style-name="P26"><text:s text:c="4"/>setErrorMsg("");</text:p>
      <text:p text:style-name="P26"/>
      <text:p text:style-name="P26"><text:s text:c="4"/>setSubmitButtonDisabled(true);</text:p>
      <text:p text:style-name="P26"><text:s text:c="4"/>signInWithEmailAndPassword(auth, values.email, values.pass)</text:p>
      <text:p text:style-name="P26"><text:s text:c="6"/>.then(async (res) =&gt; {</text:p>
      <text:p text:style-name="P26"><text:s text:c="8"/>setSubmitButtonDisabled(false);</text:p>
      <text:p text:style-name="P26"><text:s text:c="8"/></text:p>
      <text:p text:style-name="P26"><text:s text:c="8"/>navigate("/");</text:p>
      <text:p text:style-name="P26"><text:s text:c="6"/>})</text:p>
      <text:p text:style-name="P26"><text:s text:c="6"/>.catch((err) =&gt; {</text:p>
      <text:p text:style-name="P26"><text:s text:c="8"/>setSubmitButtonDisabled(false);</text:p>
      <text:p text:style-name="P26"><text:s text:c="8"/>setErrorMsg(err.message);</text:p>
      <text:p text:style-name="P26"><text:s text:c="6"/>});</text:p>
      <text:p text:style-name="P26"><text:s text:c="2"/>};</text:p>
      <text:p text:style-name="P26"><text:s text:c="2"/></text:p>
      <text:p text:style-name="P26"><text:s text:c="2"/>if(props.name){</text:p>
      <text:p text:style-name="P26"><text:s/></text:p>
      <text:p text:style-name="P26"><text:s text:c="4"/>/* const logout= document.getElementById('signout');</text:p>
      <text:p text:style-name="P26"><text:s text:c="4"/>logout.addEventListener('click', (e) =&gt; {</text:p>
      <text:p text:style-name="P26"><text:s text:c="4"/>e.preventDefault();</text:p>
      <text:p text:style-name="P26"><text:soft-page-break/><text:s text:c="4"/>const auth=getAuth();</text:p>
      <text:p text:style-name="P26"><text:s text:c="4"/>auth.signOut().then(() =&gt; {</text:p>
      <text:p text:style-name="P26"><text:s text:c="8"/>alert('User Signed Out!!');</text:p>
      <text:p text:style-name="P26"><text:s text:c="4"/>});</text:p>
      <text:p text:style-name="P26"><text:s text:c="2"/>});*/</text:p>
      <text:p text:style-name="P26"/>
      <text:p text:style-name="P26"><text:s text:c="2"/>//function logout(){</text:p>
      <text:p text:style-name="P26"><text:s text:c="4"/></text:p>
      <text:p text:style-name="P26"><text:s text:c="2"/>//};</text:p>
      <text:p text:style-name="P26"/>
      <text:p text:style-name="P26"><text:s/>/* var logt = document.getElementById("signout");</text:p>
      <text:p text:style-name="P26"><text:s text:c="2"/>logt.onclick = () =&gt;{</text:p>
      <text:p text:style-name="P26"><text:s text:c="4"/>const auth = getAuth();</text:p>
      <text:p text:style-name="P26"><text:s text:c="4"/>signOut(auth).then(() =&gt; {</text:p>
      <text:p text:style-name="P26"><text:s text:c="6"/>alert("Sign out successful");</text:p>
      <text:p text:style-name="P26"><text:s text:c="4"/>}).catch((error) =&gt; {</text:p>
      <text:p text:style-name="P26"><text:s text:c="6"/>alert("Error signing out!!");</text:p>
      <text:p text:style-name="P26"><text:s text:c="4"/>});</text:p>
      <text:p text:style-name="P26"><text:s text:c="2"/>};*/ </text:p>
      <text:p text:style-name="P26"><text:s text:c="2"/></text:p>
      <text:p text:style-name="P26"/>
      <text:p text:style-name="P26"><text:s text:c="3"/>return (</text:p>
      <text:p text:style-name="P26"><text:s text:c="4"/>&lt;div id="root"&gt;</text:p>
      <text:p text:style-name="P26"><text:s text:c="4"/>&lt;div class="main_back"&gt;</text:p>
      <text:p text:style-name="P26"><text:s text:c="6"/>&lt;div class="navbar_red"&gt;&lt;/div&gt;&lt;span <text:s/>class="title"&gt;ATTENDANCE MANAGEMENT SYSTEM&lt;/span&gt;</text:p>
      <text:p text:style-name="P26"><text:s text:c="6"/>&lt;div class="nav_back"&gt;&lt;/div&gt;</text:p>
      <text:p text:style-name="P26"><text:s text:c="6"/>&lt;div class="user_img"&gt;&lt;/div&gt;&lt;span <text:s/>class="feat3"&gt;Users List&lt;/span&gt;&lt;Link to="/attendance"&gt;&lt;span <text:s/>class="feat1"&gt;Attendance&lt;/span&gt;&lt;/Link&gt;&lt;span class="username"&gt;{`Hi ${props.name}`}&lt;/span&gt;&lt;span <text:s/>class="current_details"&gt;CURRENT TIME: </text:p>
      <text:p text:style-name="P26"><text:s text:c="4"/>19:20:47</text:p>
      <text:p text:style-name="P26"><text:s text:c="4"/>CURRENT DATE:</text:p>
      <text:p text:style-name="P26"><text:s text:c="4"/>17/09/2022</text:p>
      <text:p text:style-name="P26"><text:s text:c="4"/>SATURDAY&lt;/span&gt;</text:p>
      <text:p text:style-name="P26"><text:s text:c="6"/>&lt;div class="logout_button"&gt;&lt;/div&gt;&lt;span class="logout_textsp"&gt;&lt;Link id="signout" class="logout_text" to="/login"&gt;Logout&lt;/Link&gt;&lt;/span&gt;</text:p>
      <text:p text:style-name="P26"><text:s text:c="6"/>&lt;div class="pegasus_img"&gt;&lt;/div&gt;</text:p>
      <text:p text:style-name="P26"><text:s text:c="6"/>&lt;div class="app_window"&gt;</text:p>
      <text:p text:style-name="P26"><text:s text:c="4"/></text:p>
      <text:p text:style-name="P26"><text:s text:c="6"/>&lt;span class="e3_117"&gt;Successfully Signed in User!!&lt;/span&gt;&lt;span class="e3_118"&gt;Welcome to your</text:p>
      <text:p text:style-name="P26"><text:s text:c="5"/>Attendance Management System.&lt;/span&gt;</text:p>
      <text:p text:style-name="P26"><text:s text:c="5"/>&lt;/div&gt; </text:p>
      <text:p text:style-name="P26"><text:s text:c="4"/>&lt;/div&gt;</text:p>
      <text:p text:style-name="P26"><text:s text:c="2"/>&lt;/div&gt;</text:p>
      <text:p text:style-name="P26"><text:s text:c="2"/></text:p>
      <text:p text:style-name="P26"><text:s text:c="10"/>//&lt;Link to="/login"&gt;Login&lt;/Link&gt;</text:p>
      <text:p text:style-name="P26"><text:soft-page-break/><text:s text:c="6"/>//&lt;h2&gt;{props.name ? `Welcome - ${props.name}` : "Login please"}&lt;/h2&gt;</text:p>
      <text:p text:style-name="P26"><text:s text:c="2"/>);</text:p>
      <text:p text:style-name="P26">}</text:p>
      <text:p text:style-name="P26"/>
      <text:p text:style-name="P26">else{</text:p>
      <text:p text:style-name="P26"><text:s text:c="2"/>return(</text:p>
      <text:p text:style-name="P26"><text:s text:c="4"/>&lt;div className={styles.container}&gt;</text:p>
      <text:p text:style-name="P26"><text:s text:c="6"/>&lt;div className={styles.innerBox}&gt;</text:p>
      <text:p text:style-name="P26"><text:s text:c="8"/>&lt;h1 className={styles.heading}&gt;Login&lt;/h1&gt;</text:p>
      <text:p text:style-name="P26"/>
      <text:p text:style-name="P26"><text:s text:c="8"/>&lt;InputControl</text:p>
      <text:p text:style-name="P26"><text:s text:c="10"/>label="Email"</text:p>
      <text:p text:style-name="P26"><text:s text:c="10"/>onChange={(event) =&gt;</text:p>
      <text:p text:style-name="P26"><text:s text:c="12"/>setValues((prev) =&gt; ({ ...prev, email: event.target.value }))</text:p>
      <text:p text:style-name="P26"><text:s text:c="10"/>}</text:p>
      <text:p text:style-name="P26"><text:s text:c="10"/>placeholder="Enter email address"</text:p>
      <text:p text:style-name="P26"><text:s text:c="8"/>/&gt;</text:p>
      <text:p text:style-name="P26"><text:s text:c="8"/>&lt;InputControl</text:p>
      <text:p text:style-name="P26"><text:s text:c="10"/>label="Password"</text:p>
      <text:p text:style-name="P26"><text:s text:c="10"/>onChange={(event) =&gt;</text:p>
      <text:p text:style-name="P26"><text:s text:c="12"/>setValues((prev) =&gt; ({ ...prev, pass: event.target.value }))</text:p>
      <text:p text:style-name="P26"><text:s text:c="10"/>}</text:p>
      <text:p text:style-name="P26"><text:s text:c="10"/>placeholder="Enter Password"</text:p>
      <text:p text:style-name="P26"><text:s text:c="8"/>/&gt;</text:p>
      <text:p text:style-name="P26"/>
      <text:p text:style-name="P26"><text:s text:c="8"/>&lt;div className={styles.footer}&gt;</text:p>
      <text:p text:style-name="P26"><text:s text:c="10"/>&lt;b className={styles.error}&gt;{errorMsg}&lt;/b&gt;</text:p>
      <text:p text:style-name="P26"><text:s text:c="10"/>&lt;button disabled={submitButtonDisabled} onClick={handleSubmission}&gt;</text:p>
      <text:p text:style-name="P26"><text:s text:c="12"/>Login</text:p>
      <text:p text:style-name="P26"><text:s text:c="10"/>&lt;/button&gt;</text:p>
      <text:p text:style-name="P26"><text:s text:c="10"/>&lt;p&gt;</text:p>
      <text:p text:style-name="P26"><text:s text:c="12"/>Already have an account?{" "}</text:p>
      <text:p text:style-name="P26"><text:s text:c="12"/>&lt;span&gt;</text:p>
      <text:p text:style-name="P26"><text:s text:c="14"/>&lt;Link to="/signup"&gt;Sign up&lt;/Link&gt;</text:p>
      <text:p text:style-name="P26"><text:s text:c="12"/>&lt;/span&gt;</text:p>
      <text:p text:style-name="P26"><text:s text:c="10"/>&lt;/p&gt;</text:p>
      <text:p text:style-name="P26"><text:s text:c="8"/>&lt;/div&gt;</text:p>
      <text:p text:style-name="P26"><text:s text:c="6"/>&lt;/div&gt;</text:p>
      <text:p text:style-name="P26"><text:s text:c="4"/>&lt;/div&gt;</text:p>
      <text:p text:style-name="P26"><text:s text:c="2"/>);</text:p>
      <text:p text:style-name="P26">}</text:p>
      <text:p text:style-name="P26"/>
      <text:p text:style-name="P26">}</text:p>
      <text:p text:style-name="P26"/>
      <text:p text:style-name="P26">export default Home;</text:p>
      <text:p text:style-name="P26"/>
      <text:p text:style-name="P26"/>
      <text:p text:style-name="P26"/>
      <text:p text:style-name="P9"><text:soft-page-break/>Attendance.jsx:</text:p>
      <text:p text:style-name="P27"/>
      <text:p text:style-name="P27">import React from "react";</text:p>
      <text:p text:style-name="P27">import { Link } from "react-router-dom";</text:p>
      <text:p text:style-name="P27">//import { collection, getDocs } from "firebase/firestore";</text:p>
      <text:p text:style-name="P27">//import { db } from "../../firebase";</text:p>
      <text:p text:style-name="P27">import styles from "./attendance.module.css";</text:p>
      <text:p text:style-name="P27">import {Table} from 'react-bootstrap';</text:p>
      <text:p text:style-name="P27">import {ref,onValue} from 'firebase/database';</text:p>
      <text:p text:style-name="P27">import { startFirebase } from "../../firebase";</text:p>
      <text:p text:style-name="P27"/>
      <text:p text:style-name="P27">export default function Attendance(props){</text:p>
      <text:p text:style-name="P27"/>
      <text:p text:style-name="P27"><text:s text:c="4"/>/* const [Attendance, setAttendance] = useState([])</text:p>
      <text:p text:style-name="P27"/>
      <text:p text:style-name="P27"><text:s text:c="4"/>useEffect(() =&gt; {</text:p>
      <text:p text:style-name="P27"><text:s text:c="8"/>getStudent_attendance()</text:p>
      <text:p text:style-name="P27"><text:s text:c="4"/>},[])</text:p>
      <text:p text:style-name="P27"/>
      <text:p text:style-name="P27"><text:s text:c="4"/>useEffect(() =&gt; {</text:p>
      <text:p text:style-name="P27"><text:s text:c="8"/>console.log(Attendance)</text:p>
      <text:p text:style-name="P27"><text:s text:c="4"/>},[Attendance])</text:p>
      <text:p text:style-name="P27"><text:s text:c="4"/></text:p>
      <text:p text:style-name="P27"/>
      <text:p text:style-name="P27"><text:s text:c="4"/>function getStudent_attendance(){</text:p>
      <text:p text:style-name="P27"><text:s text:c="8"/>const Student_AttendanceRef = collection(db,'Student_Attendance')</text:p>
      <text:p text:style-name="P27"><text:s text:c="8"/>getDocs(Student_AttendanceRef)</text:p>
      <text:p text:style-name="P27"><text:s text:c="9"/>.then(response =&gt; {</text:p>
      <text:p text:style-name="P27"><text:s text:c="12"/>const attend = response.docs.map(doc =&gt; ({</text:p>
      <text:p text:style-name="P27"><text:s text:c="16"/>data: doc.data(),</text:p>
      <text:p text:style-name="P27"><text:s text:c="16"/>id: doc.id,</text:p>
      <text:p text:style-name="P27"><text:s text:c="16"/>}))</text:p>
      <text:p text:style-name="P27"><text:s text:c="16"/>setAttendance(attend)</text:p>
      <text:p text:style-name="P27"><text:s text:c="9"/>})</text:p>
      <text:p text:style-name="P27"><text:s text:c="9"/>.catch(error =&gt; console.log(error.message))</text:p>
      <text:p text:style-name="P27"><text:s text:c="4"/>}*/</text:p>
      <text:p text:style-name="P27"/>
      <text:p text:style-name="P27"><text:s text:c="4"/>/*function get_student_list(){</text:p>
      <text:p text:style-name="P27"><text:s text:c="8"/>const Student_NameRef=collection(db,'Student_Name')</text:p>
      <text:p text:style-name="P27"><text:s text:c="8"/>getDocs(Student_NameRef).then(response =&gt; {</text:p>
      <text:p text:style-name="P27"><text:s text:c="12"/>const name = response.docs.map(doc =&gt; ({</text:p>
      <text:p text:style-name="P27"><text:s text:c="16"/>data: doc.data(),</text:p>
      <text:p text:style-name="P27"><text:s text:c="16"/>id: doc.id, </text:p>
      <text:p text:style-name="P27"><text:s text:c="12"/>}))</text:p>
      <text:p text:style-name="P27"><text:s text:c="12"/>set</text:p>
      <text:p text:style-name="P27"><text:s text:c="8"/>})</text:p>
      <text:p text:style-name="P27"><text:s text:c="4"/>}*/</text:p>
      <text:p text:style-name="P27"/>
      <text:p text:style-name="P27"><text:soft-page-break/>const db= startFirebase();</text:p>
      <text:p text:style-name="P27"/>
      <text:p text:style-name="P27">class RealtimeData extends React.Component{</text:p>
      <text:p text:style-name="P27"><text:s text:c="8"/>constructor(){</text:p>
      <text:p text:style-name="P27"><text:s text:c="12"/>super();</text:p>
      <text:p text:style-name="P27"><text:s text:c="12"/>this.state = {</text:p>
      <text:p text:style-name="P27"><text:s text:c="16"/>tableData: []</text:p>
      <text:p text:style-name="P27"><text:s text:c="12"/>} </text:p>
      <text:p text:style-name="P27"><text:s text:c="8"/>}</text:p>
      <text:p text:style-name="P27"><text:s text:c="8"/>componentDidMount(){</text:p>
      <text:p text:style-name="P27"><text:s text:c="12"/>const dbRef= ref(db, 'Student')</text:p>
      <text:p text:style-name="P27"><text:s text:c="12"/>onValue(dbRef, (snapshot)=&gt;{</text:p>
      <text:p text:style-name="P27"><text:s text:c="16"/>let records = [];</text:p>
      <text:p text:style-name="P27"><text:s text:c="16"/>snapshot.forEach(childSnapshot=&gt;{</text:p>
      <text:p text:style-name="P27"><text:s text:c="20"/>let keyName = childSnapshot.key;</text:p>
      <text:p text:style-name="P27"><text:s text:c="20"/>let data = childSnapshot.val();</text:p>
      <text:p text:style-name="P27"><text:s text:c="20"/>records.push({"key": keyName, "data":data}); </text:p>
      <text:p text:style-name="P27"><text:s text:c="16"/>});</text:p>
      <text:p text:style-name="P27"><text:s text:c="16"/>this.setState({tableData: records});</text:p>
      <text:p text:style-name="P27"><text:s text:c="12"/>});</text:p>
      <text:p text:style-name="P27"/>
      <text:p text:style-name="P27"><text:s text:c="8"/>}</text:p>
      <text:p text:style-name="P27"/>
      <text:p text:style-name="P27"><text:s text:c="4"/>render(){</text:p>
      <text:p text:style-name="P27"><text:s text:c="8"/>return(</text:p>
      <text:p text:style-name="P27"><text:s text:c="12"/>&lt;Table&gt;</text:p>
      <text:p text:style-name="P27"><text:s text:c="16"/>&lt;thead&gt;</text:p>
      <text:p text:style-name="P27"><text:s text:c="20"/>&lt;tr&gt;</text:p>
      <text:p text:style-name="P27"><text:s text:c="24"/>&lt;th&gt;#&lt;/th&gt;</text:p>
      <text:p text:style-name="P27"><text:s text:c="24"/>&lt;th&gt;Student ID&lt;/th&gt;</text:p>
      <text:p text:style-name="P27"><text:s text:c="24"/>&lt;th&gt;Full Name&lt;/th&gt;</text:p>
      <text:p text:style-name="P27"><text:s text:c="24"/>&lt;th&gt;Physics&lt;/th&gt;</text:p>
      <text:p text:style-name="P27"><text:s text:c="24"/>&lt;th&gt;Chemistry&lt;/th&gt;</text:p>
      <text:p text:style-name="P27"><text:s text:c="24"/>&lt;th&gt;Mathematics&lt;/th&gt;</text:p>
      <text:p text:style-name="P27"><text:s text:c="24"/>&lt;th&gt;English&lt;/th&gt;</text:p>
      <text:p text:style-name="P27"><text:s text:c="24"/>&lt;th&gt;OO Programming&lt;/th&gt;</text:p>
      <text:p text:style-name="P27"><text:s text:c="20"/>&lt;/tr&gt;</text:p>
      <text:p text:style-name="P27"><text:s text:c="16"/>&lt;/thead&gt;</text:p>
      <text:p text:style-name="P27"><text:s text:c="16"/>&lt;tbody&gt;</text:p>
      <text:p text:style-name="P27"><text:s text:c="20"/>{this.state.tableData.map((row,index)=&gt; {</text:p>
      <text:p text:style-name="P27"><text:s text:c="24"/>return (</text:p>
      <text:p text:style-name="P27"><text:s text:c="24"/>&lt;tr&gt;</text:p>
      <text:p text:style-name="P27"><text:s text:c="28"/>&lt;td&gt;{index}&lt;/td&gt;</text:p>
      <text:p text:style-name="P27"><text:s text:c="28"/>&lt;td&gt;{row.key}&lt;/td&gt;</text:p>
      <text:p text:style-name="P27"><text:s text:c="28"/>&lt;td&gt;{row.data.Name}&lt;/td&gt;</text:p>
      <text:p text:style-name="P27"><text:s text:c="28"/>&lt;td&gt;{row.data.Physics}&lt;/td&gt;</text:p>
      <text:p text:style-name="P27"><text:s text:c="28"/>&lt;td&gt;{row.data.Chemistry}&lt;/td&gt;</text:p>
      <text:p text:style-name="P27"><text:s text:c="28"/>&lt;td&gt;{row.data.Mathematics}&lt;/td&gt;</text:p>
      <text:p text:style-name="P27"><text:soft-page-break/><text:s text:c="28"/>&lt;td&gt;{row.data.English}&lt;/td&gt;</text:p>
      <text:p text:style-name="P27"><text:s text:c="28"/>&lt;td&gt;{row.data.OOProgramming}&lt;/td&gt;</text:p>
      <text:p text:style-name="P27"><text:s text:c="24"/>&lt;/tr&gt;</text:p>
      <text:p text:style-name="P27"><text:s text:c="24"/>)</text:p>
      <text:p text:style-name="P27"><text:s text:c="20"/>})}</text:p>
      <text:p text:style-name="P27"><text:s text:c="16"/>&lt;/tbody&gt;</text:p>
      <text:p text:style-name="P27"><text:s text:c="12"/>&lt;/Table&gt;</text:p>
      <text:p text:style-name="P27"><text:s text:c="8"/>)</text:p>
      <text:p text:style-name="P27"><text:s text:c="4"/>}</text:p>
      <text:p text:style-name="P27">}</text:p>
      <text:p text:style-name="P27"/>
      <text:p text:style-name="P27"><text:s text:c="4"/>return(</text:p>
      <text:p text:style-name="P27"/>
      <text:p text:style-name="P27"><text:s text:c="8"/>&lt;div id="root"&gt;</text:p>
      <text:p text:style-name="P27"><text:s text:c="4"/>&lt;div class="main_back"&gt;</text:p>
      <text:p text:style-name="P27"><text:s text:c="6"/>&lt;div class="navbar_red"&gt;&lt;/div&gt;&lt;span <text:s/>className={styles.title}&gt;ATTENDANCE MANAGEMENT SYSTEM&lt;/span&gt;</text:p>
      <text:p text:style-name="P27"><text:s text:c="6"/>&lt;div className={styles.nav_back}&gt;&lt;/div&gt;</text:p>
      <text:p text:style-name="P27"><text:s text:c="6"/>&lt;Link to="/"&gt;&lt;div class="user_img"&gt;&lt;/div&gt;&lt;/Link&gt;&lt;span <text:s/>class="feat3"&gt;Users List&lt;/span&gt;&lt;Link to="/attendance"&gt;&lt;span <text:s/>class="feat1"&gt;Attendance&lt;/span&gt;&lt;/Link&gt;&lt;span class="username"&gt;{`Hi ${props.name}`}&lt;/span&gt;&lt;span <text:s/>class="current_details"&gt;CURRENT TIME: </text:p>
      <text:p text:style-name="P27"><text:s text:c="4"/>19:20:47</text:p>
      <text:p text:style-name="P27"><text:s text:c="4"/>CURRENT DATE:</text:p>
      <text:p text:style-name="P27"><text:s text:c="4"/>17/09/2022</text:p>
      <text:p text:style-name="P27"><text:s text:c="4"/>SATURDAY&lt;/span&gt;</text:p>
      <text:p text:style-name="P27"><text:s text:c="4"/>&lt;div&gt;&lt;Link to="/login"&gt;Login&lt;/Link&gt;&lt;/div&gt;</text:p>
      <text:p text:style-name="P27"><text:s text:c="6"/>&lt;div class="logout_button"&gt;&lt;/div&gt;&lt;span class="logout_textsp"&gt;&lt;Link id="signout" class="logout_text" to="/login"&gt;Logout&lt;/Link&gt;&lt;/span&gt;</text:p>
      <text:p text:style-name="P27"><text:s text:c="6"/>&lt;div class="pegasus_img"&gt;&lt;/div&gt;</text:p>
      <text:p text:style-name="P27"><text:s text:c="6"/>&lt;div class="app_window"&gt;</text:p>
      <text:p text:style-name="P27"/>
      <text:p text:style-name="P27"><text:s text:c="6"/>&lt;RealtimeData /&gt;</text:p>
      <text:p text:style-name="P27"><text:s text:c="5"/>&lt;/div&gt; </text:p>
      <text:p text:style-name="P27"><text:s text:c="4"/>&lt;/div&gt;</text:p>
      <text:p text:style-name="P27"><text:s text:c="2"/>&lt;/div&gt;</text:p>
      <text:p text:style-name="P27"><text:s text:c="8"/></text:p>
      <text:p text:style-name="P27"><text:s text:c="4"/>)</text:p>
      <text:p text:style-name="P27"/>
      <text:p text:style-name="P27">}</text:p>
      <text:p text:style-name="P27"/>
      <text:p text:style-name="P10">Attendance.module.css:</text:p>
      <text:p text:style-name="P28"/>
      <text:p text:style-name="P28">.main_back { </text:p>
      <text:p text:style-name="P28"><text:tab/>background-color:rgba(36.12499974668026, 35.64032435417175, 35.071354284882545, 1);</text:p>
      <text:p text:style-name="P28"><text:tab/>width:100%;</text:p>
      <text:p text:style-name="P28"><text:tab/>height:100%;</text:p>
      <text:p text:style-name="P28"><text:soft-page-break/><text:tab/>position:absolute;</text:p>
      <text:p text:style-name="P28">}</text:p>
      <text:p text:style-name="P28">.navbar_red { </text:p>
      <text:p text:style-name="P28"><text:tab/>background-color:rgba(180.6249949336052, 81.28124848008156, 81.28124848008156, 1);</text:p>
      <text:p text:style-name="P28"><text:tab/>width:100%;</text:p>
      <text:p text:style-name="P28"><text:tab/>height:10%;</text:p>
      <text:p text:style-name="P28"><text:tab/>position:absolute;</text:p>
      <text:p text:style-name="P28"><text:tab/>left:0px;</text:p>
      <text:p text:style-name="P28"><text:tab/>top:-3px;</text:p>
      <text:p text:style-name="P28">}</text:p>
      <text:p text:style-name="P28">.title { </text:p>
      <text:p text:style-name="P28"><text:tab/>color:rgba(255, 255, 255, 1);</text:p>
      <text:p text:style-name="P28"><text:tab/>width:80%;</text:p>
      <text:p text:style-name="P28"><text:tab/>height:62px;</text:p>
      <text:p text:style-name="P28"><text:tab/>position:absolute;</text:p>
      <text:p text:style-name="P28"><text:tab/>left:292px;</text:p>
      <text:p text:style-name="P28"><text:tab/>font-family:Montserrat;</text:p>
      <text:p text:style-name="P28"><text:tab/>font-weight: bolder;</text:p>
      <text:p text:style-name="P28"><text:tab/>text-align:center;</text:p>
      <text:p text:style-name="P28"><text:tab/>font-size:4em;</text:p>
      <text:p text:style-name="P28"><text:tab/>letter-spacing:0;</text:p>
      <text:p text:style-name="P28">}</text:p>
      <text:p text:style-name="P28">.nav_back{</text:p>
      <text:p text:style-name="P28"><text:tab/>background-color:rgba(217.0000022649765, 217.0000022649765, 217.0000022649765, 1);</text:p>
      <text:p text:style-name="P28"><text:tab/>width:280px;</text:p>
      <text:p text:style-name="P28"><text:tab/>height:85%;</text:p>
      <text:p text:style-name="P28"><text:tab/>position:absolute;</text:p>
      <text:p text:style-name="P28"><text:tab/>left:20px;</text:p>
      <text:p text:style-name="P28"><text:tab/>top:8em;</text:p>
      <text:p text:style-name="P28"><text:tab/>border-top-left-radius:41px;</text:p>
      <text:p text:style-name="P28"><text:tab/>border-top-right-radius:41px;</text:p>
      <text:p text:style-name="P28"><text:tab/>border-bottom-left-radius:41px;</text:p>
      <text:p text:style-name="P28"><text:tab/>border-bottom-right-radius:41px;</text:p>
      <text:p text:style-name="P28">}</text:p>
      <text:p text:style-name="P28">.user_img { </text:p>
      <text:p text:style-name="P28"><text:tab/>border-radius:50%;</text:p>
      <text:p text:style-name="P28"><text:tab/>width:7em;</text:p>
      <text:p text:style-name="P28"><text:tab/>height:7em;</text:p>
      <text:p text:style-name="P28"><text:tab/>position:absolute;</text:p>
      <text:p text:style-name="P28"><text:tab/>left:6em;</text:p>
      <text:p text:style-name="P28"><text:tab/>top:10em;</text:p>
      <text:p text:style-name="P28"><text:tab/>background-image:url("/home/047pegasus/IBM /attendance_management_system/images.png");</text:p>
      <text:p text:style-name="P28"><text:tab/>background-repeat:no-repeat;</text:p>
      <text:p text:style-name="P28"><text:tab/>background-size:cover;</text:p>
      <text:p text:style-name="P28">}</text:p>
      <text:p text:style-name="P28"><text:soft-page-break/>.feat3 { </text:p>
      <text:p text:style-name="P28"><text:tab/>color:rgba(0, 0, 0, 1);</text:p>
      <text:p text:style-name="P28"><text:tab/>width:214.97630310058594px;</text:p>
      <text:p text:style-name="P28"><text:tab/>height:92.12598419189453px;</text:p>
      <text:p text:style-name="P28"><text:tab/>position:absolute;</text:p>
      <text:p text:style-name="P28"><text:tab/>left:52px;</text:p>
      <text:p text:style-name="P28"><text:tab/>top:15.5em;</text:p>
      <text:p text:style-name="P28"><text:tab/>font-family:Montserrat;</text:p>
      <text:p text:style-name="P28"><text:tab/>font-weight: bolder;</text:p>
      <text:p text:style-name="P28"><text:tab/>text-align:center;</text:p>
      <text:p text:style-name="P28"><text:tab/>font-size:30px;</text:p>
      <text:p text:style-name="P28"><text:tab/>letter-spacing:0;</text:p>
      <text:p text:style-name="P28">}</text:p>
      <text:p text:style-name="P28">.feat1 { </text:p>
      <text:p text:style-name="P28"><text:tab/>color:rgba(0, 0, 0, 1);</text:p>
      <text:p text:style-name="P28"><text:tab/>width:214.97630310058594px;</text:p>
      <text:p text:style-name="P28"><text:tab/>height:5%;</text:p>
      <text:p text:style-name="P28"><text:tab/>position:absolute;</text:p>
      <text:p text:style-name="P28"><text:tab/>left:52px;</text:p>
      <text:p text:style-name="P28"><text:tab/>top:12.5em;</text:p>
      <text:p text:style-name="P28"><text:tab/>font-family:Montserrat;</text:p>
      <text:p text:style-name="P28"><text:tab/>font-weight: bolder;</text:p>
      <text:p text:style-name="P28"><text:tab/>text-align:center;</text:p>
      <text:p text:style-name="P28"><text:tab/>font-size:30px;</text:p>
      <text:p text:style-name="P28"><text:tab/>letter-spacing:0;</text:p>
      <text:p text:style-name="P28">}</text:p>
      <text:p text:style-name="P28">.username { </text:p>
      <text:p text:style-name="P28"><text:tab/>color:rgba(0, 0, 0, 1);</text:p>
      <text:p text:style-name="P28"><text:tab/>width:215px;</text:p>
      <text:p text:style-name="P28"><text:tab/>height:44px;</text:p>
      <text:p text:style-name="P28"><text:tab/>position:absolute;</text:p>
      <text:p text:style-name="P28"><text:tab/>left:51px;</text:p>
      <text:p text:style-name="P28"><text:tab/>top:9.5em;</text:p>
      <text:p text:style-name="P28"><text:tab/>font-family:Montserrat;</text:p>
      <text:p text:style-name="P28"><text:tab/>font-weight: bolder;</text:p>
      <text:p text:style-name="P28"><text:tab/>text-align:center;</text:p>
      <text:p text:style-name="P28"><text:tab/>font-size:30px;</text:p>
      <text:p text:style-name="P28"><text:tab/>letter-spacing:0;</text:p>
      <text:p text:style-name="P28">}</text:p>
      <text:p text:style-name="P28">.current_details { </text:p>
      <text:p text:style-name="P28"><text:tab/>color:rgba(0, 0, 0, 1);</text:p>
      <text:p text:style-name="P28"><text:tab/>width:253px;</text:p>
      <text:p text:style-name="P28"><text:tab/>height:138px;</text:p>
      <text:p text:style-name="P28"><text:tab/>position:absolute;</text:p>
      <text:p text:style-name="P28"><text:tab/>left:33px;</text:p>
      <text:p text:style-name="P28"><text:tab/>top:43em;</text:p>
      <text:p text:style-name="P28"><text:tab/>font-family:Montserrat;</text:p>
      <text:p text:style-name="P28"><text:tab/>text-align:center;</text:p>
      <text:p text:style-name="P28"><text:soft-page-break/><text:tab/>font-size:18px;</text:p>
      <text:p text:style-name="P28"><text:tab/>letter-spacing:0;</text:p>
      <text:p text:style-name="P28">}</text:p>
      <text:p text:style-name="P28">.logout_button { </text:p>
      <text:p text:style-name="P28"><text:tab/>background-color:rgba(36.00000165402889, 36.00000165402889, 35.00000171363354, 1);</text:p>
      <text:p text:style-name="P28"><text:tab/>width:208px;</text:p>
      <text:p text:style-name="P28"><text:tab/>height:60px;</text:p>
      <text:p text:style-name="P28"><text:tab/>position:absolute;</text:p>
      <text:p text:style-name="P28"><text:tab/>left:55px;</text:p>
      <text:p text:style-name="P28"><text:tab/>top:40em;</text:p>
      <text:p text:style-name="P28">}</text:p>
      <text:p text:style-name="P28">.logout_textsp { </text:p>
      <text:p text:style-name="P28"><text:tab/>color:rgba(255, 255, 255, 1);</text:p>
      <text:p text:style-name="P28"><text:tab/>width:112px;</text:p>
      <text:p text:style-name="P28"><text:tab/>height:37px;</text:p>
      <text:p text:style-name="P28"><text:tab/>position:absolute;</text:p>
      <text:p text:style-name="P28"><text:tab/>left:104px;</text:p>
      <text:p text:style-name="P28"><text:tab/>top:21.6em;</text:p>
      <text:p text:style-name="P28"><text:tab/>font-family:Montserrat;</text:p>
      <text:p text:style-name="P28"><text:tab/>text-align:left;</text:p>
      <text:p text:style-name="P28"><text:tab/>font-size:30px;</text:p>
      <text:p text:style-name="P28"><text:tab/>letter-spacing:0;</text:p>
      <text:p text:style-name="P28">}</text:p>
      <text:p text:style-name="P28">.logout_text{</text:p>
      <text:p text:style-name="P28"><text:tab/>color:white;</text:p>
      <text:p text:style-name="P28"><text:tab/>text-decoration: none;</text:p>
      <text:p text:style-name="P28">}</text:p>
      <text:p text:style-name="P28"/>
      <text:p text:style-name="P28">.pegasus_img { </text:p>
      <text:p text:style-name="P28"><text:tab/>border-radius:50%;</text:p>
      <text:p text:style-name="P28"><text:tab/>width:5em;</text:p>
      <text:p text:style-name="P28"><text:tab/>height:5em;</text:p>
      <text:p text:style-name="P28"><text:tab/>position:absolute;</text:p>
      <text:p text:style-name="P28"><text:tab/>left:70px;</text:p>
      <text:p text:style-name="P28"><text:tab/>top:0.2em;</text:p>
      <text:p text:style-name="P28"><text:tab/>background-image:url("/home/047pegasus/IBM /attendance_management_system/047pegasus.jpg");</text:p>
      <text:p text:style-name="P28"><text:tab/>background-repeat:no-repeat;</text:p>
      <text:p text:style-name="P28"><text:tab/>background-size:cover;</text:p>
      <text:p text:style-name="P28">}</text:p>
      <text:p text:style-name="P28">.app_window { </text:p>
      <text:p text:style-name="P28"><text:tab/>background-color:rgba(63.75, 63.75, 63.75, 1);</text:p>
      <text:p text:style-name="P28"><text:tab/>width:82.5%;</text:p>
      <text:p text:style-name="P28"><text:tab/>height:84%;</text:p>
      <text:p text:style-name="P28"><text:tab/>position:absolute;</text:p>
      <text:p text:style-name="P28"><text:tab/>left:327px;</text:p>
      <text:p text:style-name="P28"><text:tab/>top:8em;</text:p>
      <text:p text:style-name="P28"><text:soft-page-break/>}</text:p>
      <text:p text:style-name="P28">.e3_117 { </text:p>
      <text:p text:style-name="P28"><text:tab/>color:rgba(255, 255, 255, 1);</text:p>
      <text:p text:style-name="P28"><text:tab/>width:30em;</text:p>
      <text:p text:style-name="P28"><text:tab/>height:54px;</text:p>
      <text:p text:style-name="P28"><text:tab/>position:absolute;</text:p>
      <text:p text:style-name="P28"><text:tab/>left:5em;</text:p>
      <text:p text:style-name="P28"><text:tab/>top:4em;</text:p>
      <text:p text:style-name="P28"><text:tab/>font-family:Montserrat;</text:p>
      <text:p text:style-name="P28"><text:tab/>text-align:center;</text:p>
      <text:p text:style-name="P28"><text:tab/>font-size:40px;</text:p>
      <text:p text:style-name="P28"><text:tab/>letter-spacing:0;</text:p>
      <text:p text:style-name="P28">}</text:p>
      <text:p text:style-name="P28">.e3_118 { </text:p>
      <text:p text:style-name="P28"><text:tab/>color:rgba(255, 255, 255, 1);</text:p>
      <text:p text:style-name="P28"><text:tab/>width:20em;</text:p>
      <text:p text:style-name="P28"><text:tab/>height:268px;</text:p>
      <text:p text:style-name="P28"><text:tab/>position:absolute;</text:p>
      <text:p text:style-name="P28"><text:tab/>left:2em;</text:p>
      <text:p text:style-name="P28"><text:tab/>top:4em;</text:p>
      <text:p text:style-name="P28"><text:tab/>font-family:Montserrat;</text:p>
      <text:p text:style-name="P28"><text:tab/>text-align:center;</text:p>
      <text:p text:style-name="P28"><text:tab/>font-size:68px;</text:p>
      <text:p text:style-name="P28"><text:tab/>letter-spacing:0;</text:p>
      <text:p text:style-name="P28">}</text:p>
      <text:p text:style-name="P28">thead{</text:p>
      <text:p text:style-name="P28"><text:s text:c="4"/>background-color:blueviolet;</text:p>
      <text:p text:style-name="P28">}</text:p>
      <text:p text:style-name="P28">th{</text:p>
      <text:p text:style-name="P28"><text:s text:c="4"/>font-family: Montserrat;</text:p>
      <text:p text:style-name="P28"><text:s text:c="4"/>color: white;</text:p>
      <text:p text:style-name="P28"><text:s text:c="4"/>border: 1px solid blueviolet; <text:s/></text:p>
      <text:p text:style-name="P28"><text:s text:c="4"/>font-weight: bolder;</text:p>
      <text:p text:style-name="P28"><text:s text:c="4"/>font-size: 1.5em;</text:p>
      <text:p text:style-name="P28">}</text:p>
      <text:p text:style-name="P28">tr{</text:p>
      <text:p text:style-name="P28"><text:s text:c="4"/>font-family: Montserrat;</text:p>
      <text:p text:style-name="P28"><text:s text:c="4"/>text-align: center;</text:p>
      <text:p text:style-name="P28">}</text:p>
      <text:p text:style-name="P28">td{</text:p>
      <text:p text:style-name="P28"><text:s text:c="4"/></text:p>
      <text:p text:style-name="P28"><text:s text:c="4"/>border: 1px solid blueviolet;</text:p>
      <text:p text:style-name="P28"><text:s text:c="4"/>color: white;</text:p>
      <text:p text:style-name="P28"><text:s text:c="4"/></text:p>
      <text:p text:style-name="P28">}</text:p>
      <text:p text:style-name="P28"/>
      <text:p text:style-name="P11"/>
      <text:p text:style-name="P11"/>
      <text:p text:style-name="P11"><text:soft-page-break/>EditableRow.js:</text:p>
      <text:p text:style-name="P29"/>
      <text:p text:style-name="P29">import React from "react";</text:p>
      <text:p text:style-name="P29"/>
      <text:p text:style-name="P29">const EditableRow = ({</text:p>
      <text:p text:style-name="P29"><text:s text:c="2"/>editFormData,</text:p>
      <text:p text:style-name="P29"><text:s text:c="2"/>handleEditFormChange,</text:p>
      <text:p text:style-name="P29"><text:s text:c="2"/>handleCancelClick,</text:p>
      <text:p text:style-name="P29">}) =&gt; {</text:p>
      <text:p text:style-name="P29"><text:s text:c="2"/>return (</text:p>
      <text:p text:style-name="P29"><text:s text:c="4"/>&lt;tr&gt;</text:p>
      <text:p text:style-name="P29"><text:s text:c="6"/>&lt;td&gt;</text:p>
      <text:p text:style-name="P29"><text:s text:c="8"/>&lt;input</text:p>
      <text:p text:style-name="P29"><text:s text:c="10"/>type="text"</text:p>
      <text:p text:style-name="P29"><text:s text:c="10"/>required="required"</text:p>
      <text:p text:style-name="P29"><text:s text:c="10"/>placeholder="Enter a name..."</text:p>
      <text:p text:style-name="P29"><text:s text:c="10"/>name="fullName"</text:p>
      <text:p text:style-name="P29"><text:s text:c="10"/>value={editFormData.fullName}</text:p>
      <text:p text:style-name="P29"><text:s text:c="10"/>onChange={handleEditFormChange}</text:p>
      <text:p text:style-name="P29"><text:s text:c="8"/>&gt;&lt;/input&gt;</text:p>
      <text:p text:style-name="P29"><text:s text:c="6"/>&lt;/td&gt;</text:p>
      <text:p text:style-name="P29"><text:s text:c="6"/>&lt;td&gt;</text:p>
      <text:p text:style-name="P29"><text:s text:c="8"/>&lt;input</text:p>
      <text:p text:style-name="P29"><text:s text:c="10"/>type="text"</text:p>
      <text:p text:style-name="P29"><text:s text:c="10"/>required="required"</text:p>
      <text:p text:style-name="P29"><text:s text:c="10"/>placeholder="Enter an address..."</text:p>
      <text:p text:style-name="P29"><text:s text:c="10"/>name="address"</text:p>
      <text:p text:style-name="P29"><text:s text:c="10"/>value={editFormData.address}</text:p>
      <text:p text:style-name="P29"><text:s text:c="10"/>onChange={handleEditFormChange}</text:p>
      <text:p text:style-name="P29"><text:s text:c="8"/>&gt;&lt;/input&gt;</text:p>
      <text:p text:style-name="P29"><text:s text:c="6"/>&lt;/td&gt;</text:p>
      <text:p text:style-name="P29"><text:s text:c="6"/>&lt;td&gt;</text:p>
      <text:p text:style-name="P29"><text:s text:c="8"/>&lt;input</text:p>
      <text:p text:style-name="P29"><text:s text:c="10"/>type="text"</text:p>
      <text:p text:style-name="P29"><text:s text:c="10"/>required="required"</text:p>
      <text:p text:style-name="P29"><text:s text:c="10"/>placeholder="Enter a phone number..."</text:p>
      <text:p text:style-name="P29"><text:s text:c="10"/>name="phoneNumber"</text:p>
      <text:p text:style-name="P29"><text:s text:c="10"/>value={editFormData.phoneNumber}</text:p>
      <text:p text:style-name="P29"><text:s text:c="10"/>onChange={handleEditFormChange}</text:p>
      <text:p text:style-name="P29"><text:s text:c="8"/>&gt;&lt;/input&gt;</text:p>
      <text:p text:style-name="P29"><text:s text:c="6"/>&lt;/td&gt;</text:p>
      <text:p text:style-name="P29"><text:s text:c="6"/>&lt;td&gt;</text:p>
      <text:p text:style-name="P29"><text:s text:c="8"/>&lt;input</text:p>
      <text:p text:style-name="P29"><text:s text:c="10"/>type="email"</text:p>
      <text:p text:style-name="P29"><text:s text:c="10"/>required="required"</text:p>
      <text:p text:style-name="P29"><text:s text:c="10"/>placeholder="Enter an email..."</text:p>
      <text:p text:style-name="P29"><text:s text:c="10"/>name="email"</text:p>
      <text:p text:style-name="P29"><text:s text:c="10"/>value={editFormData.email}</text:p>
      <text:p text:style-name="P29"><text:soft-page-break/><text:s text:c="10"/>onChange={handleEditFormChange}</text:p>
      <text:p text:style-name="P29"><text:s text:c="8"/>&gt;&lt;/input&gt;</text:p>
      <text:p text:style-name="P29"><text:s text:c="6"/>&lt;/td&gt;</text:p>
      <text:p text:style-name="P29"><text:s text:c="6"/>&lt;td&gt;</text:p>
      <text:p text:style-name="P29"><text:s text:c="8"/>&lt;button type="submit"&gt;Save&lt;/button&gt;</text:p>
      <text:p text:style-name="P29"><text:s text:c="8"/>&lt;button type="button" onClick={handleCancelClick}&gt;</text:p>
      <text:p text:style-name="P29"><text:s text:c="10"/>Cancel</text:p>
      <text:p text:style-name="P29"><text:s text:c="8"/>&lt;/button&gt;</text:p>
      <text:p text:style-name="P29"><text:s text:c="6"/>&lt;/td&gt;</text:p>
      <text:p text:style-name="P29"><text:s text:c="4"/>&lt;/tr&gt;</text:p>
      <text:p text:style-name="P29"><text:s text:c="2"/>);</text:p>
      <text:p text:style-name="P29">};</text:p>
      <text:p text:style-name="P29"/>
      <text:p text:style-name="P29">export default EditableRow;</text:p>
      <text:p text:style-name="P29"/>
      <text:p text:style-name="P12">ReadOnlyRow.js:</text:p>
      <text:p text:style-name="P30"/>
      <text:p text:style-name="P30">import React from "react";</text:p>
      <text:p text:style-name="P30"/>
      <text:p text:style-name="P30">const ReadOnlyRow = ({ contact, handleEditClick, handleDeleteClick }) =&gt; {</text:p>
      <text:p text:style-name="P30"><text:s text:c="2"/>return (</text:p>
      <text:p text:style-name="P30"><text:s text:c="4"/>&lt;tr&gt;</text:p>
      <text:p text:style-name="P30"><text:s text:c="6"/>&lt;td&gt;{contact.fullName}&lt;/td&gt;</text:p>
      <text:p text:style-name="P30"><text:s text:c="6"/>&lt;td&gt;{contact.address}&lt;/td&gt;</text:p>
      <text:p text:style-name="P30"><text:s text:c="6"/>&lt;td&gt;{contact.phoneNumber}&lt;/td&gt;</text:p>
      <text:p text:style-name="P30"><text:s text:c="6"/>&lt;td&gt;{contact.email}&lt;/td&gt;</text:p>
      <text:p text:style-name="P30"><text:s text:c="6"/>&lt;td&gt;</text:p>
      <text:p text:style-name="P30"><text:s text:c="8"/>&lt;button class="button-row"</text:p>
      <text:p text:style-name="P30"><text:s text:c="10"/>type="button"</text:p>
      <text:p text:style-name="P30"><text:s text:c="10"/>onClick={(event) =&gt; handleEditClick(event, contact)}</text:p>
      <text:p text:style-name="P30"><text:s text:c="8"/>&gt;</text:p>
      <text:p text:style-name="P30"><text:s text:c="10"/>Edit</text:p>
      <text:p text:style-name="P30"><text:s text:c="8"/>&lt;/button&gt;</text:p>
      <text:p text:style-name="P30"><text:s text:c="8"/>&lt;button <text:s/>class="button-row" type="button" onClick={() =&gt; handleDeleteClick(contact.id)}&gt;</text:p>
      <text:p text:style-name="P30"><text:s text:c="10"/>Delete</text:p>
      <text:p text:style-name="P30"><text:s text:c="8"/>&lt;/button&gt;</text:p>
      <text:p text:style-name="P30"><text:s text:c="6"/>&lt;/td&gt;</text:p>
      <text:p text:style-name="P30"><text:s text:c="4"/>&lt;/tr&gt;</text:p>
      <text:p text:style-name="P30"><text:s text:c="2"/>);</text:p>
      <text:p text:style-name="P30">};</text:p>
      <text:p text:style-name="P30"/>
      <text:p text:style-name="P30">export default ReadOnlyRow;</text:p>
      <text:p text:style-name="P13"/>
      <text:p text:style-name="P13"/>
      <text:p text:style-name="P13"/>
      <text:p text:style-name="P13"/>
      <text:p text:style-name="P13"><text:soft-page-break/>Logout.js:</text:p>
      <text:p text:style-name="P31"/>
      <text:p text:style-name="P31">import { getAuth, signOut } from "firebase/auth";</text:p>
      <text:p text:style-name="P31"/>
      <text:p text:style-name="P31">function logout(){</text:p>
      <text:p text:style-name="P31"><text:s text:c="3"/>const auth = getAuth();</text:p>
      <text:p text:style-name="P31"><text:s text:c="2"/>signOut(auth).then(() =&gt; {</text:p>
      <text:p text:style-name="P31"><text:s text:c="4"/>// Sign-out successful.</text:p>
      <text:p text:style-name="P31"><text:s text:c="2"/>}).catch((error) =&gt; {</text:p>
      <text:p text:style-name="P31"><text:s text:c="4"/>// An error happened.</text:p>
      <text:p text:style-name="P31"><text:s text:c="2"/>});</text:p>
      <text:p text:style-name="P31">}</text:p>
      <text:p text:style-name="P31"/>
      <text:p text:style-name="P31">export default logout;</text:p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1118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126in" fo:min-width="6.6953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745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.178in" fo:min-width="7.0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6" draw:name="PowerPlusWaterMarkObject" draw:style-name="Mgr1" draw:text-style-name="MP2" svg:width="6.6925in" svg:height="1.1114in" draw:transform="rotate (0.785398163397448) translate (0.5875in 6.93340441819773in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7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8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9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30" draw:name="PowerPlusWaterMarkObject" draw:style-name="Mgr3" draw:text-style-name="MP2" svg:width="4.4878in" svg:height="0.7453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1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32" draw:name="PowerPlusWaterMarkObject" draw:style-name="Mgr4" draw:text-style-name="MP2" svg:width="7.0886in" svg:height="1.1776in" draw:transform="skewX (6.91593914346363E-017) 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33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34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35" draw:name="PowerPlusWaterMarkObject" draw:style-name="Mgr2" draw:text-style-name="MP2" svg:width="6.6949in" svg:height="1.1122in" draw:transform="rotate (0.785398163397448)"><text:p text:style-name="MP1">Team Pegasu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6:29:05.411177626</meta:creation-date>
    <meta:generator>LibreOffice/7.4.1.2$Linux_X86_64 LibreOffice_project/40$Build-2</meta:generator>
    <dc:date>2022-10-04T02:10:51.200714643</dc:date>
    <meta:editing-duration>PT2H31M6S</meta:editing-duration>
    <meta:editing-cycles>43</meta:editing-cycles>
    <meta:document-statistic meta:table-count="0" meta:image-count="0" meta:object-count="0" meta:page-count="27" meta:paragraph-count="1120" meta:word-count="2179" meta:character-count="26988" meta:non-whitespace-character-count="21316"/>
  </office:meta>
</office:document-meta>
</file>